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paragraph-rsid="00817f44"/>
    </style:style>
    <style:style style:name="P42" style:family="paragraph" style:parent-style-name="Text_20_body">
      <style:text-properties fo:language="en" fo:country="US" officeooo:rsid="00844b5e" officeooo:paragraph-rsid="00844b5e"/>
    </style:style>
    <style:style style:name="P43" style:family="paragraph" style:parent-style-name="Text_20_body">
      <style:text-properties fo:language="en" fo:country="US" officeooo:paragraph-rsid="00844b5e"/>
    </style:style>
    <style:style style:name="P44" style:family="paragraph" style:parent-style-name="Text_20_body">
      <style:text-properties fo:language="en" fo:country="US" officeooo:rsid="009feb82" officeooo:paragraph-rsid="009feb82"/>
    </style:style>
    <style:style style:name="P45" style:family="paragraph" style:parent-style-name="Text_20_body">
      <style:text-properties fo:language="en" fo:country="US" officeooo:paragraph-rsid="009feb82"/>
    </style:style>
    <style:style style:name="P46" style:family="paragraph" style:parent-style-name="Text_20_body">
      <style:text-properties fo:language="en" fo:country="US" officeooo:rsid="00a158d1" officeooo:paragraph-rsid="00a158d1"/>
    </style:style>
    <style:style style:name="P47" style:family="paragraph" style:parent-style-name="Text_20_body">
      <style:text-properties fo:language="en" fo:country="US" officeooo:paragraph-rsid="00a158d1"/>
    </style:style>
    <style:style style:name="P48" style:family="paragraph" style:parent-style-name="Text_20_body">
      <style:text-properties fo:language="en" fo:country="US" officeooo:rsid="00a2aea6" officeooo:paragraph-rsid="00a2aea6"/>
    </style:style>
    <style:style style:name="P49" style:family="paragraph" style:parent-style-name="Text_20_body">
      <style:text-properties fo:language="en" fo:country="US" officeooo:rsid="00a2aea6" officeooo:paragraph-rsid="00a4c39f"/>
    </style:style>
    <style:style style:name="P50" style:family="paragraph" style:parent-style-name="Text_20_body">
      <style:text-properties fo:language="en" fo:country="US" officeooo:rsid="00a3cbd8" officeooo:paragraph-rsid="00a3cbd8"/>
    </style:style>
    <style:style style:name="P51" style:family="paragraph" style:parent-style-name="Text_20_body">
      <style:text-properties fo:language="en" fo:country="US" officeooo:rsid="00aa4a26" officeooo:paragraph-rsid="00aa4a26"/>
    </style:style>
    <style:style style:name="P52" style:family="paragraph" style:parent-style-name="Text_20_body">
      <style:text-properties fo:language="en" fo:country="US" officeooo:rsid="00a8df7c" officeooo:paragraph-rsid="00a8df7c"/>
    </style:style>
    <style:style style:name="P53" style:family="paragraph" style:parent-style-name="Text_20_body">
      <style:text-properties fo:language="en" fo:country="US" officeooo:rsid="00a5e7c8" officeooo:paragraph-rsid="00a5e7c8"/>
    </style:style>
    <style:style style:name="P54" style:family="paragraph" style:parent-style-name="Text_20_body">
      <style:text-properties fo:language="en" fo:country="US" officeooo:paragraph-rsid="00b4c94f"/>
    </style:style>
    <style:style style:name="P55" style:family="paragraph" style:parent-style-name="Text_20_body">
      <style:text-properties fo:language="en" fo:country="US" officeooo:paragraph-rsid="00b4d28f"/>
    </style:style>
    <style:style style:name="P56" style:family="paragraph" style:parent-style-name="Text_20_body">
      <style:text-properties fo:language="en" fo:country="US" officeooo:rsid="00aece7c" officeooo:paragraph-rsid="00b4d28f"/>
    </style:style>
    <style:style style:name="P57" style:family="paragraph" style:parent-style-name="Text_20_body">
      <style:text-properties fo:language="en" fo:country="US" officeooo:rsid="0018597b" officeooo:paragraph-rsid="0018597b"/>
    </style:style>
    <style:style style:name="P58" style:family="paragraph" style:parent-style-name="Text_20_body">
      <style:text-properties fo:language="en" fo:country="US" officeooo:rsid="00c24eca" officeooo:paragraph-rsid="00c24eca"/>
    </style:style>
    <style:style style:name="P59" style:family="paragraph" style:parent-style-name="Text_20_body">
      <style:text-properties fo:language="en" fo:country="US" officeooo:rsid="00c3a8fe" officeooo:paragraph-rsid="00c3a8fe"/>
    </style:style>
    <style:style style:name="P60" style:family="paragraph" style:parent-style-name="Text_20_body">
      <style:text-properties officeooo:rsid="00138d94" officeooo:paragraph-rsid="00138d94"/>
    </style:style>
    <style:style style:name="P61" style:family="paragraph" style:parent-style-name="Text_20_body">
      <style:text-properties officeooo:rsid="00138d94" officeooo:paragraph-rsid="001508de"/>
    </style:style>
    <style:style style:name="P62" style:family="paragraph" style:parent-style-name="Text_20_body">
      <style:text-properties officeooo:rsid="001508de" officeooo:paragraph-rsid="001508de"/>
    </style:style>
    <style:style style:name="P63" style:family="paragraph" style:parent-style-name="Text_20_body">
      <style:text-properties officeooo:rsid="00264d2d" officeooo:paragraph-rsid="00264d2d"/>
    </style:style>
    <style:style style:name="P64" style:family="paragraph" style:parent-style-name="Text_20_body">
      <style:text-properties officeooo:rsid="00283cc1" officeooo:paragraph-rsid="00283cc1"/>
    </style:style>
    <style:style style:name="P65" style:family="paragraph" style:parent-style-name="Text_20_body">
      <style:text-properties officeooo:rsid="0039070b" officeooo:paragraph-rsid="0039070b"/>
    </style:style>
    <style:style style:name="P66" style:family="paragraph" style:parent-style-name="Text_20_body">
      <style:text-properties officeooo:rsid="003c1b14" officeooo:paragraph-rsid="003c1b14"/>
    </style:style>
    <style:style style:name="P67" style:family="paragraph" style:parent-style-name="Text_20_body">
      <style:text-properties officeooo:rsid="00614c69" officeooo:paragraph-rsid="00614c69"/>
    </style:style>
    <style:style style:name="P68" style:family="paragraph" style:parent-style-name="Text_20_body">
      <style:text-properties officeooo:rsid="0031d752" officeooo:paragraph-rsid="0031d752"/>
    </style:style>
    <style:style style:name="P69" style:family="paragraph" style:parent-style-name="Text_20_body">
      <style:text-properties officeooo:rsid="007edad5" officeooo:paragraph-rsid="007edad5"/>
    </style:style>
    <style:style style:name="P70" style:family="paragraph" style:parent-style-name="Text_20_body">
      <style:text-properties officeooo:rsid="007edad5" officeooo:paragraph-rsid="007eebc4"/>
    </style:style>
    <style:style style:name="P71" style:family="paragraph" style:parent-style-name="Text_20_body">
      <style:text-properties fo:font-weight="normal" officeooo:rsid="00874c2f" officeooo:paragraph-rsid="00874c2f" style:font-weight-asian="normal" style:font-weight-complex="normal"/>
    </style:style>
    <style:style style:name="P72" style:family="paragraph" style:parent-style-name="Text_20_body">
      <style:text-properties officeooo:rsid="009640e2" officeooo:paragraph-rsid="009640e2"/>
    </style:style>
    <style:style style:name="P73" style:family="paragraph" style:parent-style-name="Text_20_body">
      <style:text-properties officeooo:rsid="009640e2" officeooo:paragraph-rsid="00998138"/>
    </style:style>
    <style:style style:name="P74" style:family="paragraph" style:parent-style-name="Text_20_body">
      <style:text-properties fo:font-weight="bold" officeooo:rsid="009961f3" officeooo:paragraph-rsid="009de7b9" style:font-weight-asian="bold" style:font-weight-complex="bold"/>
    </style:style>
    <style:style style:name="P75" style:family="paragraph" style:parent-style-name="Text_20_body">
      <style:text-properties officeooo:rsid="00998138" officeooo:paragraph-rsid="00998138"/>
    </style:style>
    <style:style style:name="P76" style:family="paragraph" style:parent-style-name="Text_20_body">
      <style:text-properties officeooo:rsid="00a8df7c" officeooo:paragraph-rsid="00a8df7c"/>
    </style:style>
    <style:style style:name="P77" style:family="paragraph" style:parent-style-name="Text_20_body">
      <style:text-properties officeooo:rsid="00a8df7c" officeooo:paragraph-rsid="00a99a09"/>
    </style:style>
    <style:style style:name="P78" style:family="paragraph" style:parent-style-name="Text_20_body">
      <style:text-properties officeooo:rsid="00a99a09" officeooo:paragraph-rsid="00a99a09"/>
    </style:style>
    <style:style style:name="P79" style:family="paragraph" style:parent-style-name="Text_20_body">
      <style:text-properties officeooo:paragraph-rsid="00aa4a26"/>
    </style:style>
    <style:style style:name="P80" style:family="paragraph" style:parent-style-name="Text_20_body">
      <style:text-properties officeooo:rsid="00b45000" officeooo:paragraph-rsid="00b45000"/>
    </style:style>
    <style:style style:name="P81" style:family="paragraph" style:parent-style-name="Text_20_body">
      <style:text-properties officeooo:rsid="00b797e1" officeooo:paragraph-rsid="00b797e1"/>
    </style:style>
    <style:style style:name="P82" style:family="paragraph" style:parent-style-name="Text_20_body">
      <style:text-properties officeooo:rsid="00b83e23" officeooo:paragraph-rsid="00b83e23"/>
    </style:style>
    <style:style style:name="P83" style:family="paragraph" style:parent-style-name="Text_20_body">
      <style:text-properties officeooo:rsid="00b96333" officeooo:paragraph-rsid="00b96333"/>
    </style:style>
    <style:style style:name="P84" style:family="paragraph" style:parent-style-name="Text_20_body">
      <style:text-properties officeooo:rsid="00bc2e21" officeooo:paragraph-rsid="00bc2e21"/>
    </style:style>
    <style:style style:name="P85" style:family="paragraph" style:parent-style-name="Text_20_body">
      <style:text-properties officeooo:rsid="00c04b93" officeooo:paragraph-rsid="00c04b93"/>
    </style:style>
    <style:style style:name="P86" style:family="paragraph" style:parent-style-name="Text_20_body">
      <style:text-properties officeooo:rsid="00c125db" officeooo:paragraph-rsid="00c125db"/>
    </style:style>
    <style:style style:name="P87" style:family="paragraph" style:parent-style-name="Text_20_body">
      <style:paragraph-properties fo:margin-left="1.245cm" fo:margin-right="0cm" fo:text-indent="0cm" style:auto-text-indent="false"/>
      <style:text-properties officeooo:rsid="00264d2d" officeooo:paragraph-rsid="00264d2d"/>
    </style:style>
    <style:style style:name="P88" style:family="paragraph" style:parent-style-name="Text_20_body">
      <style:paragraph-properties fo:margin-left="1.245cm" fo:margin-right="0cm" fo:text-indent="0cm" style:auto-text-indent="false"/>
      <style:text-properties officeooo:rsid="00264d2d" officeooo:paragraph-rsid="00283cc1"/>
    </style:style>
    <style:style style:name="P89" style:family="paragraph" style:parent-style-name="Text_20_body">
      <style:paragraph-properties fo:margin-left="1.245cm" fo:margin-right="0cm" fo:text-indent="0cm" style:auto-text-indent="false"/>
      <style:text-properties officeooo:rsid="00264d2d" officeooo:paragraph-rsid="002a3552"/>
    </style:style>
    <style:style style:name="P90" style:family="paragraph" style:parent-style-name="Text_20_body">
      <style:paragraph-properties fo:margin-left="1.245cm" fo:margin-right="0cm" fo:text-indent="0cm" style:auto-text-indent="false"/>
      <style:text-properties officeooo:rsid="00264d2d" officeooo:paragraph-rsid="003c1b14"/>
    </style:style>
    <style:style style:name="P91" style:family="paragraph" style:parent-style-name="Text_20_body">
      <style:paragraph-properties fo:margin-left="1.245cm" fo:margin-right="0cm" fo:text-indent="0cm" style:auto-text-indent="false"/>
      <style:text-properties officeooo:rsid="00264d2d" officeooo:paragraph-rsid="00614c69"/>
    </style:style>
    <style:style style:name="P92" style:family="paragraph" style:parent-style-name="Text_20_body">
      <style:paragraph-properties fo:margin-left="1.245cm" fo:margin-right="0cm" fo:text-indent="0cm" style:auto-text-indent="false"/>
      <style:text-properties officeooo:rsid="003c1b14" officeooo:paragraph-rsid="003c1b14"/>
    </style:style>
    <style:style style:name="P93" style:family="paragraph" style:parent-style-name="Text_20_body">
      <style:paragraph-properties fo:margin-left="0cm" fo:margin-right="0cm" fo:text-indent="0cm" style:auto-text-indent="false"/>
      <style:text-properties officeooo:rsid="00264d2d" officeooo:paragraph-rsid="00264d2d"/>
    </style:style>
    <style:style style:name="P94" style:family="paragraph" style:parent-style-name="Text_20_body">
      <style:paragraph-properties fo:margin-left="0cm" fo:margin-right="0cm" fo:text-indent="0cm" style:auto-text-indent="false"/>
      <style:text-properties officeooo:rsid="002804d8" officeooo:paragraph-rsid="002804d8"/>
    </style:style>
    <style:style style:name="P95" style:family="paragraph" style:parent-style-name="Text_20_body">
      <style:paragraph-properties fo:margin-left="0cm" fo:margin-right="0cm" fo:text-indent="0cm" style:auto-text-indent="false"/>
      <style:text-properties officeooo:rsid="002804d8" officeooo:paragraph-rsid="00282c77"/>
    </style:style>
    <style:style style:name="P96" style:family="paragraph" style:parent-style-name="Text_20_body">
      <style:paragraph-properties fo:margin-left="0cm" fo:margin-right="0cm" fo:text-indent="0cm" style:auto-text-indent="false"/>
      <style:text-properties officeooo:rsid="00282c77" officeooo:paragraph-rsid="00282c77"/>
    </style:style>
    <style:style style:name="P97" style:family="paragraph" style:parent-style-name="Text_20_body">
      <style:paragraph-properties fo:margin-left="0cm" fo:margin-right="0cm" fo:text-indent="0cm" style:auto-text-indent="false"/>
      <style:text-properties officeooo:rsid="00283cc1" officeooo:paragraph-rsid="00283cc1"/>
    </style:style>
    <style:style style:name="P98" style:family="paragraph" style:parent-style-name="Text_20_body">
      <style:paragraph-properties fo:margin-left="0cm" fo:margin-right="0cm" fo:text-indent="0cm" style:auto-text-indent="false"/>
      <style:text-properties officeooo:rsid="00295d63" officeooo:paragraph-rsid="00295d63"/>
    </style:style>
    <style:style style:name="P99" style:family="paragraph" style:parent-style-name="Text_20_body">
      <style:paragraph-properties fo:margin-left="0cm" fo:margin-right="0cm" fo:text-indent="0cm" style:auto-text-indent="false"/>
      <style:text-properties officeooo:rsid="002a3552" officeooo:paragraph-rsid="002a3552"/>
    </style:style>
    <style:style style:name="P100" style:family="paragraph" style:parent-style-name="Text_20_body">
      <style:paragraph-properties fo:margin-left="0cm" fo:margin-right="0cm" fo:text-indent="0cm" style:auto-text-indent="false"/>
      <style:text-properties officeooo:rsid="002a79cd" officeooo:paragraph-rsid="002a79cd"/>
    </style:style>
    <style:style style:name="P101" style:family="paragraph" style:parent-style-name="Text_20_body">
      <style:paragraph-properties fo:margin-left="0cm" fo:margin-right="0cm" fo:text-indent="0cm" style:auto-text-indent="false"/>
      <style:text-properties officeooo:rsid="002cd546" officeooo:paragraph-rsid="002cd546"/>
    </style:style>
    <style:style style:name="P102" style:family="paragraph" style:parent-style-name="Text_20_body">
      <style:paragraph-properties fo:margin-left="0cm" fo:margin-right="0cm" fo:text-indent="0cm" style:auto-text-indent="false"/>
      <style:text-properties officeooo:rsid="002e6634" officeooo:paragraph-rsid="002e6634"/>
    </style:style>
    <style:style style:name="P103" style:family="paragraph" style:parent-style-name="Text_20_body">
      <style:paragraph-properties fo:margin-left="0cm" fo:margin-right="0cm" fo:text-indent="0cm" style:auto-text-indent="false"/>
      <style:text-properties officeooo:rsid="00314b6d" officeooo:paragraph-rsid="00314b6d"/>
    </style:style>
    <style:style style:name="P104" style:family="paragraph" style:parent-style-name="Text_20_body">
      <style:paragraph-properties fo:margin-left="0cm" fo:margin-right="0cm" fo:text-indent="0cm" style:auto-text-indent="false"/>
      <style:text-properties officeooo:rsid="0031d752" officeooo:paragraph-rsid="0031d752"/>
    </style:style>
    <style:style style:name="P105" style:family="paragraph" style:parent-style-name="Text_20_body">
      <style:paragraph-properties fo:margin-left="0cm" fo:margin-right="0cm" fo:text-indent="0cm" style:auto-text-indent="false"/>
      <style:text-properties officeooo:rsid="00335c6c" officeooo:paragraph-rsid="00335c6c"/>
    </style:style>
    <style:style style:name="P106" style:family="paragraph" style:parent-style-name="Text_20_body">
      <style:paragraph-properties fo:margin-left="0cm" fo:margin-right="0cm" fo:text-indent="0cm" style:auto-text-indent="false"/>
      <style:text-properties officeooo:rsid="00335c6c" officeooo:paragraph-rsid="0035f8d2"/>
    </style:style>
    <style:style style:name="P107" style:family="paragraph" style:parent-style-name="Text_20_body">
      <style:paragraph-properties fo:margin-left="0cm" fo:margin-right="0cm" fo:text-indent="0cm" style:auto-text-indent="false"/>
      <style:text-properties officeooo:rsid="00364a08" officeooo:paragraph-rsid="00364a08"/>
    </style:style>
    <style:style style:name="P108" style:family="paragraph" style:parent-style-name="Text_20_body">
      <style:paragraph-properties fo:margin-left="0cm" fo:margin-right="0cm" fo:text-indent="0cm" style:auto-text-indent="false"/>
      <style:text-properties officeooo:rsid="00364a08" officeooo:paragraph-rsid="0036d288"/>
    </style:style>
    <style:style style:name="P109" style:family="paragraph" style:parent-style-name="Text_20_body">
      <style:paragraph-properties fo:margin-left="0cm" fo:margin-right="0cm" fo:text-indent="0cm" style:auto-text-indent="false"/>
      <style:text-properties officeooo:rsid="00614c69" officeooo:paragraph-rsid="00614c69"/>
    </style:style>
    <style:style style:name="P110" style:family="paragraph" style:parent-style-name="Text_20_body">
      <style:paragraph-properties fo:margin-left="0cm" fo:margin-right="0cm" fo:text-indent="0cm" style:auto-text-indent="false"/>
      <style:text-properties officeooo:rsid="0061eb86" officeooo:paragraph-rsid="0061eb86"/>
    </style:style>
    <style:style style:name="P111" style:family="paragraph" style:parent-style-name="Text_20_body">
      <style:paragraph-properties fo:margin-left="0cm" fo:margin-right="0cm" fo:text-indent="0cm" style:auto-text-indent="false"/>
      <style:text-properties officeooo:rsid="0061eb86" officeooo:paragraph-rsid="0062861d"/>
    </style:style>
    <style:style style:name="P112" style:family="paragraph" style:parent-style-name="Text_20_body">
      <style:paragraph-properties fo:margin-left="0cm" fo:margin-right="0cm" fo:text-indent="0cm" style:auto-text-indent="false"/>
      <style:text-properties officeooo:rsid="0061eb86" officeooo:paragraph-rsid="0065d0ff"/>
    </style:style>
    <style:style style:name="P113" style:family="paragraph" style:parent-style-name="Text_20_body">
      <style:paragraph-properties fo:margin-left="0cm" fo:margin-right="0cm" fo:text-indent="0cm" style:auto-text-indent="false"/>
      <style:text-properties officeooo:rsid="0062861d" officeooo:paragraph-rsid="0063175a"/>
    </style:style>
    <style:style style:name="P114" style:family="paragraph" style:parent-style-name="Text_20_body">
      <style:paragraph-properties fo:margin-left="0cm" fo:margin-right="0cm" fo:text-indent="0cm" style:auto-text-indent="false"/>
      <style:text-properties officeooo:rsid="0063175a" officeooo:paragraph-rsid="0063175a"/>
    </style:style>
    <style:style style:name="P115" style:family="paragraph" style:parent-style-name="Text_20_body">
      <style:paragraph-properties fo:margin-left="0cm" fo:margin-right="0cm" fo:text-indent="0cm" style:auto-text-indent="false"/>
      <style:text-properties officeooo:rsid="0063175a" officeooo:paragraph-rsid="006479e9"/>
    </style:style>
    <style:style style:name="P116" style:family="paragraph" style:parent-style-name="Text_20_body">
      <style:paragraph-properties fo:margin-left="0cm" fo:margin-right="0cm" fo:text-indent="0cm" style:auto-text-indent="false"/>
      <style:text-properties officeooo:rsid="006479e9" officeooo:paragraph-rsid="006479e9"/>
    </style:style>
    <style:style style:name="P117" style:family="paragraph" style:parent-style-name="Text_20_body">
      <style:paragraph-properties fo:margin-left="0cm" fo:margin-right="0cm" fo:text-indent="0cm" style:auto-text-indent="false"/>
      <style:text-properties officeooo:rsid="0065cf0c" officeooo:paragraph-rsid="0065cf0c"/>
    </style:style>
    <style:style style:name="P118" style:family="paragraph" style:parent-style-name="Text_20_body">
      <style:paragraph-properties fo:margin-left="0cm" fo:margin-right="0cm" fo:text-indent="0cm" style:auto-text-indent="false"/>
      <style:text-properties officeooo:rsid="0065d0ff" officeooo:paragraph-rsid="0065d0ff"/>
    </style:style>
    <style:style style:name="P119" style:family="paragraph" style:parent-style-name="Text_20_body">
      <style:paragraph-properties fo:margin-left="0cm" fo:margin-right="0cm" fo:text-indent="0cm" style:auto-text-indent="false"/>
      <style:text-properties officeooo:rsid="00677f18" officeooo:paragraph-rsid="00677f18"/>
    </style:style>
    <style:style style:name="P120" style:family="paragraph" style:parent-style-name="Text_20_body">
      <style:paragraph-properties fo:margin-left="0cm" fo:margin-right="0cm" fo:text-indent="0cm" style:auto-text-indent="false"/>
      <style:text-properties officeooo:rsid="0068c9ec" officeooo:paragraph-rsid="0068c9ec"/>
    </style:style>
    <style:style style:name="P121" style:family="paragraph" style:parent-style-name="Text_20_body">
      <style:paragraph-properties fo:margin-left="0cm" fo:margin-right="0cm" fo:text-indent="0cm" style:auto-text-indent="false"/>
      <style:text-properties officeooo:rsid="0068c9ec" officeooo:paragraph-rsid="006a8d73"/>
    </style:style>
    <style:style style:name="P122" style:family="paragraph" style:parent-style-name="Text_20_body">
      <style:paragraph-properties fo:margin-left="0cm" fo:margin-right="0cm" fo:text-indent="0cm" style:auto-text-indent="false"/>
      <style:text-properties officeooo:rsid="006a8d73" officeooo:paragraph-rsid="006bd283"/>
    </style:style>
    <style:style style:name="P123" style:family="paragraph" style:parent-style-name="Text_20_body">
      <style:paragraph-properties fo:background-color="#ffff00">
        <style:background-image/>
      </style:paragraph-properties>
      <style:text-properties officeooo:rsid="0075d0f4" officeooo:paragraph-rsid="0075d0f4"/>
    </style:style>
    <style:style style:name="P124" style:family="paragraph" style:parent-style-name="Text_20_body">
      <style:paragraph-properties fo:background-color="#ffff00">
        <style:background-image/>
      </style:paragraph-properties>
      <style:text-properties officeooo:rsid="00768957" officeooo:paragraph-rsid="00768957"/>
    </style:style>
    <style:style style:name="P125" style:family="paragraph" style:parent-style-name="Text_20_body">
      <style:paragraph-properties fo:background-color="#ffff00">
        <style:background-image/>
      </style:paragraph-properties>
      <style:text-properties officeooo:rsid="0077fb02" officeooo:paragraph-rsid="0077fb02"/>
    </style:style>
    <style:style style:name="P126" style:family="paragraph" style:parent-style-name="Text_20_body">
      <style:paragraph-properties fo:background-color="#ffff00">
        <style:background-image/>
      </style:paragraph-properties>
      <style:text-properties officeooo:paragraph-rsid="00798b78"/>
    </style:style>
    <style:style style:name="P127" style:family="paragraph" style:parent-style-name="Text_20_body">
      <style:paragraph-properties fo:background-color="#ffff00">
        <style:background-image/>
      </style:paragraph-properties>
      <style:text-properties fo:language="en" fo:country="US" officeooo:paragraph-rsid="00798b78"/>
    </style:style>
    <style:style style:name="P128" style:family="paragraph" style:parent-style-name="Heading_20_2">
      <style:text-properties fo:language="en" fo:country="US"/>
    </style:style>
    <style:style style:name="P129" style:family="paragraph" style:parent-style-name="Heading_20_2">
      <style:text-properties fo:language="en" fo:country="US" officeooo:rsid="00c34ec9" officeooo:paragraph-rsid="00123b05"/>
    </style:style>
    <style:style style:name="P130" style:family="paragraph" style:parent-style-name="Heading_20_2">
      <style:text-properties officeooo:rsid="00264d2d"/>
    </style:style>
    <style:style style:name="P131" style:family="paragraph" style:parent-style-name="Heading_20_2">
      <style:text-properties officeooo:paragraph-rsid="00b4d28f"/>
    </style:style>
    <style:style style:name="P132" style:family="paragraph" style:parent-style-name="Heading_20_1" style:list-style-name="">
      <style:text-properties fo:language="en" fo:country="US" officeooo:rsid="0088a29d" officeooo:paragraph-rsid="0088a29d"/>
    </style:style>
    <style:style style:name="P133" style:family="paragraph" style:parent-style-name="Heading_20_1" style:list-style-name="">
      <style:text-properties fo:language="en" fo:country="US" officeooo:paragraph-rsid="00283c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fo:language="en" fo:country="US"/>
    </style:style>
    <style:style style:name="P136" style:family="paragraph" style:parent-style-name="Heading_20_1">
      <style:paragraph-properties fo:break-before="page"/>
      <style:text-properties fo:language="en" fo:country="US" officeooo:paragraph-rsid="0088a29d"/>
    </style:style>
    <style:style style:name="P137" style:family="paragraph" style:parent-style-name="Heading_20_1">
      <style:paragraph-properties fo:break-before="page"/>
      <style:text-properties fo:language="en" fo:country="US" officeooo:rsid="007edad5" officeooo:paragraph-rsid="007edad5"/>
    </style:style>
    <style:style style:name="P138" style:family="paragraph" style:parent-style-name="Heading_20_1" style:list-style-name="">
      <style:paragraph-properties fo:break-before="page"/>
      <style:text-properties fo:language="en" fo:country="US"/>
    </style:style>
    <style:style style:name="P139" style:family="paragraph" style:parent-style-name="Heading_20_1">
      <style:paragraph-properties fo:break-before="page"/>
      <style:text-properties fo:language="en" fo:country="US" officeooo:paragraph-rsid="00798b78"/>
    </style:style>
    <style:style style:name="P140" style:family="paragraph" style:parent-style-name="Heading_20_1">
      <style:paragraph-properties fo:break-before="page"/>
      <style:text-properties fo:language="en" fo:country="US" officeooo:paragraph-rsid="00283cc1" fo:background-color="#ffff00"/>
    </style:style>
    <style:style style:name="P141" style:family="paragraph" style:parent-style-name="Heading_20_3">
      <style:text-properties fo:language="en" fo:country="US"/>
    </style:style>
    <style:style style:name="P142" style:family="paragraph" style:parent-style-name="Text_20_body" style:list-style-name="">
      <style:text-properties fo:language="en" fo:country="US" officeooo:rsid="0088a29d" officeooo:paragraph-rsid="0088a29d"/>
    </style:style>
    <style:style style:name="P143" style:family="paragraph" style:parent-style-name="Text_20_body" style:list-style-name="">
      <style:text-properties fo:language="en" fo:country="US" officeooo:rsid="0088a29d" officeooo:paragraph-rsid="008b7e61"/>
    </style:style>
    <style:style style:name="P144" style:family="paragraph" style:parent-style-name="Text_20_body" style:list-style-name="">
      <style:text-properties fo:language="en" fo:country="US" officeooo:rsid="0088a29d" officeooo:paragraph-rsid="00ad31c7"/>
    </style:style>
    <style:style style:name="P145" style:family="paragraph" style:parent-style-name="Text_20_body" style:list-style-name="">
      <style:text-properties fo:language="en" fo:country="US" officeooo:rsid="009eadeb" officeooo:paragraph-rsid="009eadeb"/>
    </style:style>
    <style:style style:name="P146" style:family="paragraph" style:parent-style-name="Text_20_body" style:list-style-name="L1">
      <style:text-properties fo:language="en" fo:country="US"/>
    </style:style>
    <style:style style:name="P147" style:family="paragraph" style:parent-style-name="Text_20_body" style:list-style-name="L1">
      <style:text-properties fo:language="en" fo:country="US" officeooo:paragraph-rsid="00123b05"/>
    </style:style>
    <style:style style:name="P148" style:family="paragraph" style:parent-style-name="Text_20_body" style:list-style-name="L2">
      <style:text-properties fo:language="en" fo:country="US"/>
    </style:style>
    <style:style style:name="P149" style:family="paragraph" style:parent-style-name="Text_20_body" style:list-style-name="L2">
      <style:text-properties fo:language="en" fo:country="US" officeooo:paragraph-rsid="006db444"/>
    </style:style>
    <style:style style:name="P150" style:family="paragraph" style:parent-style-name="Text_20_body" style:list-style-name="L3">
      <style:text-properties fo:language="en" fo:country="US" officeooo:rsid="0072e75e" officeooo:paragraph-rsid="0073ebf9"/>
    </style:style>
    <style:style style:name="P151" style:family="paragraph" style:parent-style-name="Text_20_body" style:list-style-name="L4">
      <style:text-properties fo:language="en" fo:country="US" officeooo:rsid="00b45000" officeooo:paragraph-rsid="00b45000"/>
    </style:style>
    <style:style style:name="P152" style:family="paragraph" style:parent-style-name="Text_20_body" style:list-style-name="">
      <style:text-properties fo:language="en" fo:country="US"/>
    </style:style>
    <style:style style:name="P153" style:family="paragraph" style:parent-style-name="Text_20_body" style:list-style-name="">
      <style:text-properties fo:language="en" fo:country="US" officeooo:paragraph-rsid="008d7382"/>
    </style:style>
    <style:style style:name="P154" style:family="paragraph" style:parent-style-name="Text_20_body" style:list-style-name="">
      <style:text-properties fo:language="en" fo:country="US" officeooo:paragraph-rsid="008f0908"/>
    </style:style>
    <style:style style:name="P155" style:family="paragraph" style:parent-style-name="Text_20_body" style:list-style-name="">
      <style:text-properties fo:language="en" fo:country="US" officeooo:paragraph-rsid="008fb7c8"/>
    </style:style>
    <style:style style:name="P156" style:family="paragraph" style:parent-style-name="Text_20_body" style:list-style-name="L6">
      <style:text-properties fo:language="en" fo:country="US"/>
    </style:style>
    <style:style style:name="P157" style:family="paragraph" style:parent-style-name="Text_20_body" style:list-style-name="L6">
      <style:text-properties fo:language="en" fo:country="US" officeooo:paragraph-rsid="0018fcd6"/>
    </style:style>
    <style:style style:name="P158" style:family="paragraph" style:parent-style-name="Text_20_body" style:list-style-name="L7">
      <style:text-properties fo:language="en" fo:country="US"/>
    </style:style>
    <style:style style:name="P159" style:family="paragraph" style:parent-style-name="Text_20_body" style:list-style-name="L7">
      <style:text-properties fo:language="en" fo:country="US" officeooo:rsid="00929647" officeooo:paragraph-rsid="00929647"/>
    </style:style>
    <style:style style:name="P160" style:family="paragraph" style:parent-style-name="Text_20_body" style:list-style-name="">
      <style:text-properties fo:language="en" fo:country="US" officeooo:rsid="00929647" officeooo:paragraph-rsid="00929647"/>
    </style:style>
    <style:style style:name="P161" style:family="paragraph" style:parent-style-name="Text_20_body" style:list-style-name="">
      <style:text-properties fo:language="en" fo:country="US" officeooo:rsid="0094367c" officeooo:paragraph-rsid="0094367c"/>
    </style:style>
    <style:style style:name="P162" style:family="paragraph" style:parent-style-name="Text_20_body" style:list-style-name="">
      <style:text-properties fo:language="en" fo:country="US" officeooo:rsid="0094367c" officeooo:paragraph-rsid="0094d5e0"/>
    </style:style>
    <style:style style:name="P163" style:family="paragraph" style:parent-style-name="Text_20_body" style:list-style-name="">
      <style:text-properties fo:language="en" fo:country="US" officeooo:rsid="0094d5e0" officeooo:paragraph-rsid="0094d5e0"/>
    </style:style>
    <style:style style:name="P164" style:family="paragraph" style:parent-style-name="Text_20_body" style:list-style-name="L8">
      <style:text-properties fo:language="en" fo:country="US" officeooo:rsid="0094d5e0" officeooo:paragraph-rsid="0094d5e0"/>
    </style:style>
    <style:style style:name="P165" style:family="paragraph" style:parent-style-name="Text_20_body" style:list-style-name="">
      <style:text-properties fo:language="en" fo:country="US" officeooo:rsid="0095cbcf" officeooo:paragraph-rsid="0095cbcf"/>
    </style:style>
    <style:style style:name="P166" style:family="paragraph" style:parent-style-name="Text_20_body" style:list-style-name="">
      <style:text-properties fo:language="en" fo:country="US" officeooo:rsid="00844b5e" officeooo:paragraph-rsid="0095cbcf" fo:background-color="#ffff00"/>
    </style:style>
    <style:style style:name="P167" style:family="paragraph" style:parent-style-name="Text_20_body" style:list-style-name="">
      <style:text-properties fo:language="en" fo:country="US" officeooo:rsid="0095cbcf" officeooo:paragraph-rsid="0095cbcf" fo:background-color="#ffff00"/>
    </style:style>
    <style:style style:name="P168" style:family="paragraph" style:parent-style-name="Text_20_body" style:list-style-name="L16">
      <style:text-properties fo:language="en" fo:country="US" officeooo:paragraph-rsid="001968b9" fo:background-color="#ffff00"/>
    </style:style>
    <style:style style:name="P169" style:family="paragraph" style:parent-style-name="Text_20_body" style:list-style-name="L16">
      <style:text-properties fo:language="en" fo:country="US" officeooo:rsid="001968b9" officeooo:paragraph-rsid="001968b9" fo:background-color="#ffff00"/>
    </style:style>
    <style:style style:name="P170" style:family="paragraph" style:parent-style-name="Text_20_body" style:list-style-name="L16">
      <style:text-properties fo:language="en" fo:country="US" officeooo:rsid="0030380c" officeooo:paragraph-rsid="0030380c" fo:background-color="#ffff00"/>
    </style:style>
    <style:style style:name="P171" style:family="paragraph" style:parent-style-name="Text_20_body" style:list-style-name="L16">
      <style:text-properties fo:language="en" fo:country="US" officeooo:rsid="0030380c" officeooo:paragraph-rsid="0037c55c" fo:background-color="#ffff00"/>
    </style:style>
    <style:style style:name="P172" style:family="paragraph" style:parent-style-name="Text_20_body" style:list-style-name="L16">
      <style:text-properties fo:language="en" fo:country="US" officeooo:rsid="00306120" officeooo:paragraph-rsid="00306120" fo:background-color="#ffff00"/>
    </style:style>
    <style:style style:name="P173" style:family="paragraph" style:parent-style-name="Text_20_body" style:list-style-name="L16">
      <style:text-properties fo:language="en" fo:country="US" officeooo:rsid="0037c55c" officeooo:paragraph-rsid="0037c55c" fo:background-color="#ffff00"/>
    </style:style>
    <style:style style:name="P174" style:family="paragraph" style:parent-style-name="Text_20_body">
      <style:text-properties fo:language="en" fo:country="US" officeooo:rsid="00c8c7f2" officeooo:paragraph-rsid="00c8c7f2" fo:background-color="#ffff00"/>
    </style:style>
    <style:style style:name="P175" style:family="paragraph" style:parent-style-name="Text_20_body">
      <style:text-properties fo:language="en" fo:country="US" officeooo:rsid="00c34ec9" officeooo:paragraph-rsid="00c34ec9"/>
    </style:style>
    <style:style style:name="P176" style:family="paragraph" style:parent-style-name="Text_20_body" style:list-style-name="L10">
      <style:text-properties fo:language="en" fo:country="US" officeooo:rsid="00c34ec9" officeooo:paragraph-rsid="00c34ec9"/>
    </style:style>
    <style:style style:name="P177" style:family="paragraph" style:parent-style-name="Text_20_body">
      <style:text-properties fo:language="en" fo:country="US" officeooo:rsid="00224cd4" officeooo:paragraph-rsid="00c3a8fe"/>
    </style:style>
    <style:style style:name="P178" style:family="paragraph" style:parent-style-name="Text_20_body" style:list-style-name="L11">
      <style:text-properties fo:language="en" fo:country="US" officeooo:rsid="00c3a8fe" officeooo:paragraph-rsid="00c3a8fe"/>
    </style:style>
    <style:style style:name="P179" style:family="paragraph" style:parent-style-name="Text_20_body">
      <style:text-properties fo:language="en" fo:country="US" officeooo:rsid="00c3a8fe" officeooo:paragraph-rsid="00c3a8fe"/>
    </style:style>
    <style:style style:name="P180" style:family="paragraph" style:parent-style-name="Text_20_body" style:list-style-name="L13">
      <style:text-properties fo:language="en" fo:country="US" officeooo:rsid="004e38c3" officeooo:paragraph-rsid="004e38c3"/>
    </style:style>
    <style:style style:name="P181" style:family="paragraph" style:parent-style-name="Text_20_body" style:list-style-name="L13">
      <style:text-properties fo:language="en" fo:country="US" officeooo:rsid="004e6a52" officeooo:paragraph-rsid="004e6a52"/>
    </style:style>
    <style:style style:name="P182" style:family="paragraph" style:parent-style-name="Text_20_body" style:list-style-name="L14">
      <style:text-properties fo:language="en" fo:country="US" officeooo:rsid="0058de81" officeooo:paragraph-rsid="0058de81"/>
    </style:style>
    <style:style style:name="P183" style:family="paragraph" style:parent-style-name="Text_20_body" style:list-style-name="L15">
      <style:text-properties fo:language="en" fo:country="US" officeooo:rsid="0024fa38" officeooo:paragraph-rsid="0024fa38"/>
    </style:style>
    <style:style style:name="P184" style:family="paragraph" style:parent-style-name="Text_20_body">
      <style:text-properties fo:language="en" fo:country="US" officeooo:paragraph-rsid="00c8c7f2"/>
    </style:style>
    <style:style style:name="P185" style:family="paragraph" style:parent-style-name="Text_20_body" style:list-style-name="L1">
      <style:text-properties officeooo:paragraph-rsid="00123b05"/>
    </style:style>
    <style:style style:name="P186" style:family="paragraph" style:parent-style-name="Text_20_body" style:list-style-name="L2"/>
    <style:style style:name="P187" style:family="paragraph" style:parent-style-name="Text_20_body" style:list-style-name="L3">
      <style:text-properties officeooo:paragraph-rsid="0073ebf9"/>
    </style:style>
    <style:style style:name="P188" style:family="paragraph" style:parent-style-name="Text_20_body" style:list-style-name="L3">
      <style:text-properties officeooo:rsid="0073ebf9" officeooo:paragraph-rsid="0073ebf9"/>
    </style:style>
    <style:style style:name="P189" style:family="paragraph" style:parent-style-name="Text_20_body" style:list-style-name="L5">
      <style:text-properties officeooo:paragraph-rsid="00859060"/>
    </style:style>
    <style:style style:name="P190" style:family="paragraph" style:parent-style-name="Text_20_body" style:list-style-name="L5">
      <style:text-properties officeooo:paragraph-rsid="00874c2f"/>
    </style:style>
    <style:style style:name="P191" style:family="paragraph" style:parent-style-name="Text_20_body" style:list-style-name="L5">
      <style:text-properties officeooo:rsid="00859060" officeooo:paragraph-rsid="00874c2f"/>
    </style:style>
    <style:style style:name="P192" style:family="paragraph" style:parent-style-name="Text_20_body" style:list-style-name="L5">
      <style:text-properties officeooo:rsid="00874c2f" officeooo:paragraph-rsid="00874c2f"/>
    </style:style>
    <style:style style:name="P193" style:family="paragraph" style:parent-style-name="Text_20_body" style:list-style-name="L5">
      <style:text-properties fo:font-weight="bold" officeooo:rsid="00874c2f" officeooo:paragraph-rsid="00874c2f" style:font-weight-asian="bold" style:font-weight-complex="bold"/>
    </style:style>
    <style:style style:name="P194" style:family="paragraph" style:parent-style-name="Text_20_body" style:list-style-name="L9">
      <style:text-properties fo:font-weight="bold" officeooo:paragraph-rsid="009640e2" style:font-weight-asian="bold" style:font-weight-complex="bold"/>
    </style:style>
    <style:style style:name="P195" style:family="paragraph" style:parent-style-name="Text_20_body" style:list-style-name="L9">
      <style:text-properties fo:font-weight="bold" officeooo:rsid="009640e2" officeooo:paragraph-rsid="00981cca" style:font-weight-asian="bold" style:font-weight-complex="bold"/>
    </style:style>
    <style:style style:name="P196" style:family="paragraph" style:parent-style-name="Text_20_body" style:list-style-name="L9">
      <style:text-properties fo:font-weight="bold" officeooo:rsid="00981cca" officeooo:paragraph-rsid="00981cca" style:font-weight-asian="bold" style:font-weight-complex="bold"/>
    </style:style>
    <style:style style:name="P197" style:family="paragraph" style:parent-style-name="Text_20_body" style:list-style-name="L9">
      <style:text-properties fo:font-weight="bold" officeooo:rsid="00981cca" officeooo:paragraph-rsid="009961f3" style:font-weight-asian="bold" style:font-weight-complex="bold"/>
    </style:style>
    <style:style style:name="P198" style:family="paragraph" style:parent-style-name="Text_20_body" style:list-style-name="">
      <style:text-properties officeooo:rsid="0095cbcf" officeooo:paragraph-rsid="0095cbcf"/>
    </style:style>
    <style:style style:name="P199" style:family="paragraph" style:parent-style-name="Text_20_body" style:list-style-name="">
      <style:text-properties officeooo:rsid="00844b5e" officeooo:paragraph-rsid="00a74e8a"/>
    </style:style>
    <style:style style:name="P200" style:family="paragraph" style:parent-style-name="Text_20_body" style:list-style-name="L9">
      <style:text-properties officeooo:paragraph-rsid="009c0b66"/>
    </style:style>
    <style:style style:name="P201" style:family="paragraph" style:parent-style-name="Text_20_body" style:list-style-name="L10">
      <style:text-properties officeooo:rsid="00c34ec9" officeooo:paragraph-rsid="00c34ec9"/>
    </style:style>
    <style:style style:name="P202" style:family="paragraph" style:parent-style-name="Text_20_body" style:list-style-name="L12">
      <style:text-properties officeooo:rsid="0036d288" officeooo:paragraph-rsid="0036d288"/>
    </style:style>
    <style:style style:name="P203" style:family="paragraph" style:parent-style-name="Text_20_body" style:list-style-name="L13">
      <style:text-properties officeooo:rsid="004e38c3" officeooo:paragraph-rsid="004e38c3"/>
    </style:style>
    <style:style style:name="P204" style:family="paragraph" style:parent-style-name="Text_20_body" style:list-style-name="L13">
      <style:text-properties officeooo:rsid="004e6a52" officeooo:paragraph-rsid="004e6a52"/>
    </style:style>
    <style:style style:name="P205" style:family="paragraph" style:parent-style-name="Text_20_body">
      <style:text-properties officeooo:rsid="00c1829b" officeooo:paragraph-rsid="00c1829b"/>
    </style:style>
    <style:style style:name="P206" style:family="paragraph" style:parent-style-name="Text_20_body" style:list-style-name="L17">
      <style:text-properties officeooo:rsid="00c7a408" officeooo:paragraph-rsid="00c8c7f2"/>
    </style:style>
    <style:style style:name="P207" style:family="paragraph" style:parent-style-name="Text_20_body">
      <style:text-properties officeooo:rsid="00c8c7f2" officeooo:paragraph-rsid="00c8c7f2"/>
    </style:style>
    <style:style style:name="P208" style:family="paragraph" style:parent-style-name="Text_20_body">
      <style:text-properties officeooo:rsid="00c8c7f2" officeooo:paragraph-rsid="00c8c7f2" fo:background-color="#ffff00"/>
    </style:style>
    <style:style style:name="P209" style:family="paragraph" style:parent-style-name="Text_20_body" style:list-style-name="L18">
      <style:text-properties officeooo:rsid="00c9ea9f" officeooo:paragraph-rsid="00c9ea9f"/>
    </style:style>
    <style:style style:name="P210" style:family="paragraph" style:parent-style-name="Text_20_body">
      <style:text-properties officeooo:rsid="00c9ea9f" officeooo:paragraph-rsid="00c9ea9f"/>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officeooo:rsid="0018597b"/>
    </style:style>
    <style:style style:name="T26" style:family="text">
      <style:text-properties officeooo:rsid="001968b9"/>
    </style:style>
    <style:style style:name="T27" style:family="text">
      <style:text-properties officeooo:rsid="001a36af"/>
    </style:style>
    <style:style style:name="T28" style:family="text">
      <style:text-properties officeooo:rsid="001e6a64"/>
    </style:style>
    <style:style style:name="T29" style:family="text">
      <style:text-properties officeooo:rsid="002804d8"/>
    </style:style>
    <style:style style:name="T30" style:family="text">
      <style:text-properties officeooo:rsid="00282c77"/>
    </style:style>
    <style:style style:name="T31" style:family="text">
      <style:text-properties officeooo:rsid="00283cc1"/>
    </style:style>
    <style:style style:name="T32" style:family="text">
      <style:text-properties officeooo:rsid="002a3552"/>
    </style:style>
    <style:style style:name="T33" style:family="text">
      <style:text-properties officeooo:rsid="002a79cd"/>
    </style:style>
    <style:style style:name="T34" style:family="text">
      <style:text-properties officeooo:rsid="002aea88"/>
    </style:style>
    <style:style style:name="T35" style:family="text">
      <style:text-properties officeooo:rsid="002cd546"/>
    </style:style>
    <style:style style:name="T36" style:family="text">
      <style:text-properties officeooo:rsid="0030380c"/>
    </style:style>
    <style:style style:name="T37" style:family="text">
      <style:text-properties officeooo:rsid="00306120"/>
    </style:style>
    <style:style style:name="T38" style:family="text">
      <style:text-properties officeooo:rsid="0035f8d2"/>
    </style:style>
    <style:style style:name="T39" style:family="text">
      <style:text-properties officeooo:rsid="00364a08"/>
    </style:style>
    <style:style style:name="T40" style:family="text">
      <style:text-properties officeooo:rsid="0036d288"/>
    </style:style>
    <style:style style:name="T41" style:family="text">
      <style:text-properties officeooo:rsid="0037c55c"/>
    </style:style>
    <style:style style:name="T42" style:family="text">
      <style:text-properties officeooo:rsid="003afaab"/>
    </style:style>
    <style:style style:name="T43" style:family="text">
      <style:text-properties officeooo:rsid="003c1b14"/>
    </style:style>
    <style:style style:name="T44" style:family="text">
      <style:text-properties officeooo:rsid="003fe177"/>
    </style:style>
    <style:style style:name="T45" style:family="text">
      <style:text-properties officeooo:rsid="00403782"/>
    </style:style>
    <style:style style:name="T46" style:family="text">
      <style:text-properties officeooo:rsid="0041571f"/>
    </style:style>
    <style:style style:name="T47" style:family="text">
      <style:text-properties officeooo:rsid="004301b8"/>
    </style:style>
    <style:style style:name="T48" style:family="text">
      <style:text-properties officeooo:rsid="004645e3"/>
    </style:style>
    <style:style style:name="T49" style:family="text">
      <style:text-properties officeooo:rsid="0047ce26"/>
    </style:style>
    <style:style style:name="T50" style:family="text">
      <style:text-properties officeooo:rsid="00480c8c"/>
    </style:style>
    <style:style style:name="T51" style:family="text">
      <style:text-properties officeooo:rsid="004c0dd7"/>
    </style:style>
    <style:style style:name="T52" style:family="text">
      <style:text-properties officeooo:rsid="004d59f3"/>
    </style:style>
    <style:style style:name="T53" style:family="text">
      <style:text-properties officeooo:rsid="004e38c3"/>
    </style:style>
    <style:style style:name="T54" style:family="text">
      <style:text-properties officeooo:rsid="0050ee9a"/>
    </style:style>
    <style:style style:name="T55" style:family="text">
      <style:text-properties officeooo:rsid="0054e95c"/>
    </style:style>
    <style:style style:name="T56" style:family="text">
      <style:text-properties officeooo:rsid="00570450"/>
    </style:style>
    <style:style style:name="T57" style:family="text">
      <style:text-properties officeooo:rsid="0058de81"/>
    </style:style>
    <style:style style:name="T58" style:family="text">
      <style:text-properties officeooo:rsid="0059e783"/>
    </style:style>
    <style:style style:name="T59" style:family="text">
      <style:text-properties officeooo:rsid="005b2dc5"/>
    </style:style>
    <style:style style:name="T60" style:family="text">
      <style:text-properties officeooo:rsid="005cbae6"/>
    </style:style>
    <style:style style:name="T61" style:family="text">
      <style:text-properties officeooo:rsid="005da713"/>
    </style:style>
    <style:style style:name="T62" style:family="text">
      <style:text-properties officeooo:rsid="005e21f4"/>
    </style:style>
    <style:style style:name="T63" style:family="text">
      <style:text-properties officeooo:rsid="005f6cde"/>
    </style:style>
    <style:style style:name="T64" style:family="text">
      <style:text-properties officeooo:rsid="00614c69"/>
    </style:style>
    <style:style style:name="T65" style:family="text">
      <style:text-properties officeooo:rsid="0062861d"/>
    </style:style>
    <style:style style:name="T66" style:family="text">
      <style:text-properties officeooo:rsid="0063175a"/>
    </style:style>
    <style:style style:name="T67" style:family="text">
      <style:text-properties officeooo:rsid="002e6634"/>
    </style:style>
    <style:style style:name="T68" style:family="text">
      <style:text-properties officeooo:rsid="006479e9"/>
    </style:style>
    <style:style style:name="T69" style:family="text">
      <style:text-properties officeooo:rsid="0065cf0c"/>
    </style:style>
    <style:style style:name="T70" style:family="text">
      <style:text-properties officeooo:rsid="00669e62"/>
    </style:style>
    <style:style style:name="T71" style:family="text">
      <style:text-properties officeooo:rsid="006a8d73"/>
    </style:style>
    <style:style style:name="T72" style:family="text">
      <style:text-properties officeooo:rsid="006bd283"/>
    </style:style>
    <style:style style:name="T73" style:family="text">
      <style:text-properties officeooo:rsid="006c34c3"/>
    </style:style>
    <style:style style:name="T74" style:family="text">
      <style:text-properties officeooo:rsid="006db444"/>
    </style:style>
    <style:style style:name="T75" style:family="text">
      <style:text-properties officeooo:rsid="0072e75e"/>
    </style:style>
    <style:style style:name="T76" style:family="text">
      <style:text-properties officeooo:rsid="0077fb02"/>
    </style:style>
    <style:style style:name="T77" style:family="text">
      <style:text-properties officeooo:rsid="00798b78"/>
    </style:style>
    <style:style style:name="T78" style:family="text">
      <style:text-properties officeooo:rsid="007adf7a"/>
    </style:style>
    <style:style style:name="T79" style:family="text">
      <style:text-properties officeooo:rsid="007bd582"/>
    </style:style>
    <style:style style:name="T80" style:family="text">
      <style:text-properties officeooo:rsid="007c3fb1"/>
    </style:style>
    <style:style style:name="T81" style:family="text">
      <style:text-properties officeooo:rsid="00817f44"/>
    </style:style>
    <style:style style:name="T82" style:family="text">
      <style:text-properties officeooo:rsid="0083250a"/>
    </style:style>
    <style:style style:name="T83" style:family="text">
      <style:text-properties officeooo:rsid="00844b5e"/>
    </style:style>
    <style:style style:name="T84" style:family="text">
      <style:text-properties officeooo:rsid="00859060"/>
    </style:style>
    <style:style style:name="T85" style:family="text">
      <style:text-properties fo:font-weight="bold" style:font-weight-asian="bold" style:font-weight-complex="bold"/>
    </style:style>
    <style:style style:name="T86" style:family="text">
      <style:text-properties fo:font-weight="bold" officeooo:rsid="00859060" style:font-weight-asian="bold" style:font-weight-complex="bold"/>
    </style:style>
    <style:style style:name="T87" style:family="text">
      <style:text-properties fo:font-weight="bold" officeooo:rsid="00874c2f" style:font-weight-asian="bold" style:font-weight-complex="bold"/>
    </style:style>
    <style:style style:name="T88" style:family="text">
      <style:text-properties fo:font-weight="bold" officeooo:rsid="009640e2" style:font-weight-asian="bold" style:font-weight-complex="bold"/>
    </style:style>
    <style:style style:name="T89" style:family="text">
      <style:text-properties officeooo:rsid="00874c2f"/>
    </style:style>
    <style:style style:name="T90" style:family="text">
      <style:text-properties fo:font-weight="normal" style:font-weight-asian="normal" style:font-weight-complex="normal"/>
    </style:style>
    <style:style style:name="T91" style:family="text">
      <style:text-properties fo:font-weight="normal" officeooo:rsid="009640e2" style:font-weight-asian="normal" style:font-weight-complex="normal"/>
    </style:style>
    <style:style style:name="T92" style:family="text">
      <style:text-properties fo:font-weight="normal" officeooo:rsid="00874c2f" style:font-weight-asian="normal" style:font-weight-complex="normal"/>
    </style:style>
    <style:style style:name="T93" style:family="text">
      <style:text-properties fo:font-weight="normal" officeooo:rsid="00981cca" style:font-weight-asian="normal" style:font-weight-complex="normal"/>
    </style:style>
    <style:style style:name="T94" style:family="text">
      <style:text-properties fo:font-weight="normal" officeooo:rsid="009961f3" style:font-weight-asian="normal" style:font-weight-complex="normal"/>
    </style:style>
    <style:style style:name="T95" style:family="text">
      <style:text-properties fo:font-weight="normal" officeooo:rsid="009c0b66" style:font-weight-asian="normal" style:font-weight-complex="normal"/>
    </style:style>
    <style:style style:name="T96" style:family="text">
      <style:text-properties fo:font-weight="normal" officeooo:rsid="009de7b9" style:font-weight-asian="normal" style:font-weight-complex="normal"/>
    </style:style>
    <style:style style:name="T97" style:family="text">
      <style:text-properties officeooo:rsid="008b7e61"/>
    </style:style>
    <style:style style:name="T98" style:family="text">
      <style:text-properties officeooo:rsid="008d7382"/>
    </style:style>
    <style:style style:name="T99" style:family="text">
      <style:text-properties officeooo:rsid="008fb7c8"/>
    </style:style>
    <style:style style:name="T100" style:family="text">
      <style:text-properties officeooo:rsid="0091a264"/>
    </style:style>
    <style:style style:name="T101" style:family="text">
      <style:text-properties officeooo:rsid="0094367c"/>
    </style:style>
    <style:style style:name="T102" style:family="text">
      <style:text-properties officeooo:rsid="0094d5e0"/>
    </style:style>
    <style:style style:name="T103" style:family="text">
      <style:text-properties officeooo:rsid="0095cbcf"/>
    </style:style>
    <style:style style:name="T104" style:family="text">
      <style:text-properties officeooo:rsid="009619cf"/>
    </style:style>
    <style:style style:name="T105" style:family="text">
      <style:text-properties officeooo:rsid="009640e2"/>
    </style:style>
    <style:style style:name="T106" style:family="text">
      <style:text-properties officeooo:rsid="009961f3"/>
    </style:style>
    <style:style style:name="T107" style:family="text">
      <style:text-properties officeooo:rsid="00998138"/>
    </style:style>
    <style:style style:name="T108" style:family="text">
      <style:text-properties officeooo:rsid="009eadeb"/>
    </style:style>
    <style:style style:name="T109" style:family="text">
      <style:text-properties officeooo:rsid="009f266c"/>
    </style:style>
    <style:style style:name="T110" style:family="text">
      <style:text-properties officeooo:rsid="009fa4ad"/>
    </style:style>
    <style:style style:name="T111" style:family="text">
      <style:text-properties officeooo:rsid="009feb82"/>
    </style:style>
    <style:style style:name="T112" style:family="text">
      <style:text-properties officeooo:rsid="00a158d1"/>
    </style:style>
    <style:style style:name="T113" style:family="text">
      <style:text-properties officeooo:rsid="00a3cbd8"/>
    </style:style>
    <style:style style:name="T114" style:family="text">
      <style:text-properties officeooo:rsid="00a4c39f"/>
    </style:style>
    <style:style style:name="T115" style:family="text">
      <style:text-properties officeooo:rsid="00a5e7c8"/>
    </style:style>
    <style:style style:name="T116" style:family="text">
      <style:text-properties officeooo:rsid="00a83bf6"/>
    </style:style>
    <style:style style:name="T117" style:family="text">
      <style:text-properties officeooo:rsid="00a8df7c"/>
    </style:style>
    <style:style style:name="T118" style:family="text">
      <style:text-properties officeooo:rsid="00aa4a26"/>
    </style:style>
    <style:style style:name="T119" style:family="text">
      <style:text-properties officeooo:rsid="00ac1545"/>
    </style:style>
    <style:style style:name="T120" style:family="text">
      <style:text-properties officeooo:rsid="00ad31c7"/>
    </style:style>
    <style:style style:name="T121" style:family="text">
      <style:text-properties officeooo:rsid="00adbe63"/>
    </style:style>
    <style:style style:name="T122" style:family="text">
      <style:text-properties officeooo:rsid="00b3ff39"/>
    </style:style>
    <style:style style:name="T123" style:family="text">
      <style:text-properties officeooo:rsid="00b45000"/>
    </style:style>
    <style:style style:name="T124" style:family="text">
      <style:text-properties officeooo:rsid="00b4c94f"/>
    </style:style>
    <style:style style:name="T125" style:family="text">
      <style:text-properties officeooo:rsid="00b4e23d"/>
    </style:style>
    <style:style style:name="T126" style:family="text">
      <style:text-properties officeooo:rsid="00b6a754"/>
    </style:style>
    <style:style style:name="T127" style:family="text">
      <style:text-properties officeooo:rsid="00b797e1"/>
    </style:style>
    <style:style style:name="T128" style:family="text">
      <style:text-properties officeooo:rsid="00b83e23"/>
    </style:style>
    <style:style style:name="T129" style:family="text">
      <style:text-properties officeooo:rsid="00b96333"/>
    </style:style>
    <style:style style:name="T130" style:family="text">
      <style:text-properties officeooo:rsid="00b9f825"/>
    </style:style>
    <style:style style:name="T131" style:family="text">
      <style:text-properties officeooo:rsid="00bc2e21"/>
    </style:style>
    <style:style style:name="T132" style:family="text">
      <style:text-properties officeooo:rsid="00bd84d7"/>
    </style:style>
    <style:style style:name="T133" style:family="text">
      <style:text-properties officeooo:rsid="00be1dd5"/>
    </style:style>
    <style:style style:name="T134" style:family="text">
      <style:text-properties officeooo:rsid="00c04b93"/>
    </style:style>
    <style:style style:name="T135" style:family="text">
      <style:text-properties officeooo:rsid="00c125db"/>
    </style:style>
    <style:style style:name="T136" style:family="text">
      <style:text-properties officeooo:rsid="00c1829b"/>
    </style:style>
    <style:style style:name="T137" style:family="text">
      <style:text-properties officeooo:rsid="00c3a8fe"/>
    </style:style>
    <style:style style:name="T138" style:family="text">
      <style:text-properties officeooo:rsid="00c3b31b"/>
    </style:style>
    <style:style style:name="T139" style:family="text">
      <style:text-properties officeooo:rsid="00c52e3a"/>
    </style:style>
    <style:style style:name="T140" style:family="text">
      <style:text-properties officeooo:rsid="00c8c7f2"/>
    </style:style>
    <style:style style:name="T141"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Index</text:h>
      <text:h text:style-name="P142" text:outline-level="1"><text:a xlink:type="simple" xlink:href="#0_scope_and_purpose" text:style-name="Internet_20_link" text:visited-style-name="Visited_20_Internet_20_Link">Scope and purpose of this document</text:a></text:h>
      <text:h text:style-name="P142" text:outline-level="1"><text:a xlink:type="simple" xlink:href="#1_general_principles" text:style-name="Internet_20_link" text:visited-style-name="Visited_20_Internet_20_Link">1. General principles</text:a></text:h>
      <text:h text:style-name="P142" text:outline-level="1"><text:tab/><text:a xlink:type="simple" xlink:href="#1_1_burden_on_the_decoder" text:style-name="Internet_20_link" text:visited-style-name="Visited_20_Internet_20_Link">1.1. Burden on the decoder</text:a></text:h>
      <text:h text:style-name="P142" text:outline-level="1"><text:tab/><text:a xlink:type="simple" xlink:href="#1_2_error_attribution_and_recovery" text:style-name="Internet_20_link" text:visited-style-name="Visited_20_Internet_20_Link"><text:span text:style-name="T117">1.2. Error attribution and recovery</text:span></text:a></text:h>
      <text:h text:style-name="P142" text:outline-level="1"><text:a xlink:type="simple" xlink:href="#2_tiff_a_file_header" text:style-name="Internet_20_link" text:visited-style-name="Visited_20_Internet_20_Link"><text:span text:style-name="T81">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42" text:outline-level="1"><text:tab/><text:a xlink:type="simple" xlink:href="#2_1_first_part" text:style-name="Internet_20_link" text:visited-style-name="Visited_20_Internet_20_Link"><text:span text:style-name="T81">2</text:span></text:a><text:a xlink:type="simple" xlink:href="#2_1_first_part" text:style-name="Internet_20_link" text:visited-style-name="Visited_20_Internet_20_Link">.1. First part</text:a></text:h>
      <text:h text:style-name="P142" text:outline-level="1"><text:tab/><text:a xlink:type="simple" xlink:href="#2_2_second_part_in_classictiff_a" text:style-name="Internet_20_link" text:visited-style-name="Visited_20_Internet_20_Link">2.2. Second part in ClassTIFF/A</text:a></text:h>
      <text:h text:style-name="P142" text:outline-level="1"><text:tab/><text:a xlink:type="simple" xlink:href="#2_3_second_part_in_bigtiff_a" text:style-name="Internet_20_link" text:visited-style-name="Visited_20_Internet_20_Link">2.3. Second part in BigTIFF/A</text:a></text:h>
      <text:h text:style-name="P142" text:outline-level="1"><text:tab/><text:a xlink:type="simple" xlink:href="#2_4_fault_tolerance" text:style-name="Internet_20_link" text:visited-style-name="Visited_20_Internet_20_Link">2.4. Fault tolerance in decoding</text:a></text:h>
      <text:h text:style-name="P143"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84">Test files</text:span></text:a></text:h>
      <text:h text:style-name="P144" text:outline-level="1"><text:a xlink:type="simple" xlink:href="#3_data_block_order" text:style-name="Internet_20_link" text:visited-style-name="Visited_20_Internet_20_Link"><text:span text:style-name="T84">3</text:span></text:a><text:a xlink:type="simple" xlink:href="#3_data_block_order" text:style-name="Internet_20_link" text:visited-style-name="Visited_20_Internet_20_Link">. Data block order, location, and organization</text:a></text:h>
      <text:h text:style-name="P143" text:outline-level="1"><text:tab/><text:a xlink:type="simple" xlink:href="#3_1_tiff_and_tiff_a" text:style-name="Internet_20_link" text:visited-style-name="Visited_20_Internet_20_Link"><text:span text:style-name="T104">3.1. TIFF and TIFF/A</text:span></text:a></text:h>
      <text:h text:style-name="P143" text:outline-level="1"><text:tab/><text:a xlink:type="simple" xlink:href="#3_2_alignment" text:style-name="Internet_20_link" text:visited-style-name="Visited_20_Internet_20_Link"><text:span text:style-name="T104">3.2. Alignment</text:span></text:a></text:h>
      <text:h text:style-name="P143" text:outline-level="1"><text:tab/><text:a xlink:type="simple" xlink:href="#3_3_test_files" text:style-name="Internet_20_link" text:visited-style-name="Visited_20_Internet_20_Link"><text:span text:style-name="T104">3.3. Test files</text:span></text:a></text:h>
      <text:h text:style-name="P145"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9">The </text:span></text:a><text:a xlink:type="simple" xlink:href="#4_ifd_tree" text:style-name="Internet_20_link" text:visited-style-name="Visited_20_Internet_20_Link">IFD tree</text:a></text:h>
      <text:h text:style-name="P145" text:outline-level="1"><text:tab/><text:a xlink:type="simple" xlink:href="#4_1_historical_context" text:style-name="Internet_20_link" text:visited-style-name="Visited_20_Internet_20_Link"><text:span text:style-name="T110">4.1. Historical context</text:span></text:a></text:h>
      <text:h text:style-name="P145" text:outline-level="1"><text:tab/><text:a xlink:type="simple" xlink:href="#4_2_the_ifd_structure" text:style-name="Internet_20_link" text:visited-style-name="Visited_20_Internet_20_Link"><text:span text:style-name="T116">4.2. The IFD structure</text:span></text:a></text:h>
      <text:h text:style-name="P145" text:outline-level="1"><text:tab/><text:tab/><text:a xlink:type="simple" xlink:href="#4_2_1_format_and_decoder_considerations" text:style-name="Internet_20_link" text:visited-style-name="Visited_20_Internet_20_Link"><text:span text:style-name="T122">4.2.1. Format and primary decoder considerations</text:span></text:a></text:h>
      <text:h text:style-name="P145" text:outline-level="1"><text:tab/><text:tab/><text:a xlink:type="simple" xlink:href="#4_2_2_datatype_tolerance" text:style-name="Internet_20_link" text:visited-style-name="Visited_20_Internet_20_Link"><text:span text:style-name="T127">4.2.2. Datatype tolerance</text:span></text:a></text:h>
      <text:h text:style-name="P145" text:outline-level="1"><text:tab/><text:tab/><text:a xlink:type="simple" xlink:href="#4_2_3_premature_eof" text:style-name="Internet_20_link" text:visited-style-name="Visited_20_Internet_20_Link"><text:span text:style-name="T127">4.2.3. Premature EOF</text:span></text:a></text:h>
      <text:h text:style-name="P145" text:outline-level="1"><text:tab/><text:tab/><text:a xlink:type="simple" xlink:href="#4_2_4_ifd_arrays_vs_ifd_lists" text:style-name="Internet_20_link" text:visited-style-name="Visited_20_Internet_20_Link"><text:span text:style-name="T134">4.2.4. IFD arrays vs IFD lists</text:span></text:a></text:h>
      <text:h text:style-name="P145" text:outline-level="1"><text:tab/><text:a xlink:type="simple" xlink:href="#4_3_the_tiff_a_ifd_tree" text:style-name="Internet_20_link" text:visited-style-name="Visited_20_Internet_20_Link"><text:span text:style-name="T136">4.3. The TIFF/A IFD tree</text:span></text:a></text:h>
      <text:h text:style-name="P145" text:outline-level="1"><text:tab/><text:a xlink:type="simple" xlink:href="#4_4_old_school_ifd_relations" text:style-name="Internet_20_link" text:visited-style-name="Visited_20_Internet_20_Link"><text:span text:style-name="T137">4.4. Old-school IFD relations a decoder should be aware of</text:span></text:a></text:h>
      <text:h text:style-name="P145" text:outline-level="1"><text:tab/><text:a xlink:type="simple" xlink:href="#4_5_test_files" text:style-name="Internet_20_link" text:visited-style-name="Visited_20_Internet_20_Link"><text:span text:style-name="T140">4.5. Test files</text:span></text:a></text:h>
      <text:h text:style-name="P145" text:outline-level="1"/>
      <text:h text:style-name="P145" text:outline-level="1"/>
      <text:h text:style-name="P145" text:outline-level="1"/>
      <text:h text:style-name="P145" text:outline-level="1"/>
      <text:h text:style-name="P145" text:outline-level="1"/>
      <text:h text:style-name="P145" text:outline-level="1"/>
      <text:h text:style-name="P145" text:outline-level="1"/>
      <text:h text:style-name="P143" text:outline-level="1"/>
      <text:h text:style-name="P136"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5571981556434106708" text:style-name="L1">
        <text:list-item>
          <text:p text:style-name="P185"><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46">It needs to circumvent anything that is ambiguous in the existing TIFF specifications, as well as real-life practice. We need a subset that contains only what anyone can unambiguously agree upon, now and in the foreseeable future.</text:p>
        </text:list-item>
        <text:list-item>
          <text:p text:style-name="P146">It needs to be free of patents and license restrictions. Whilst in our opinion compression support is an absolute requirement, the subset needs to be chosen such that any implied technology is free to use, and all required specifications <text:span text:style-name="T74">and possibly reference implementations </text:span>are freely available and widely adopted.</text:p>
        </text:list-item>
        <text:list-item>
          <text:p text:style-name="P147">It needs to cover the needs of the target user base. For instance, many digitization and archival project<text:span text:style-name="T74">s</text:span> struggle with a strict budget, and computer equipment is often times limited in many ways. The <text:span text:style-name="T1">TIFF/A</text:span> subset needs to be chosen such that it does not involve unnecessarily large processing. <text:span text:style-name="T74">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5859234145933208164" text:style-name="L2">
        <text:list-item>
          <text:p text:style-name="P186"><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48">Secondly, centralization of all required specification into a single document will ease implementation and conformance checking.</text:p>
        </text:list-item>
        <text:list-item>
          <text:p text:style-name="P149">Last, but certainly not least, this document aims to specify more then just a particular TIFF subset. It also contains guidelines for <text:span text:style-name="T74">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75">e</text:span>ncoding and decoding, <text:span text:style-name="T75">but also “conversion”. This “converting” application covers a lot of functionality as it aims to convert TIFF into legit TIFF/A. </text:span></text:p>
      <text:list xml:id="list4083194986640361694" text:style-name="L3">
        <text:list-item>
          <text:p text:style-name="P150">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87"><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88"><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23"><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23"><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24">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6">This </text:span>will always result in some possible input files being rejected with proper problem document, rather then being converted into legitimate TIFF/A.</text:p>
      <text:p text:style-name="P125">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25">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26"><text:span text:style-name="T76">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27">However, we do not intend anything included in this document to be non-negotiable or final. At this stage, this document is a proposal, designed such that parts of it can be rejected with minimal impact on other parts that may get approval. </text:p>
      <text:p text:style-name="P126"><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9">A</text:span> on the other.</text:p>
      <text:p text:style-name="P9"/>
      <text:h text:style-name="P137"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9"><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0"><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9"><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2">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2">Suppose it's a system-wide error, “Out of memory”. The batch program may be leaking some memory, and we've run out. It's appropriate, in this application, to actually stop the converting process and visually display an error.</text:p>
      <text:p text:style-name="P77"><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77"><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76"><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78"><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79"><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79"><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0"><text:span text:style-name="T22">T</text:span><text:span text:style-name="T2">he different types or levels of error defined, are...</text:span></text:p>
      <text:list xml:id="list2420811227388360526" text:style-name="L4">
        <text:list-item>
          <text:p text:style-name="P151">File level error. This can be a consequence of encountering EOF during header decoding, or header values making no sense at all. Pretty much nothing can be accessed.</text:p>
        </text:list-item>
        <text:list-item>
          <text:p text:style-name="P151">IFD level error. The error is local to this IFD. The caller cannot even access a tag count. However, other IFDs may be fine.</text:p>
        </text:list-item>
        <text:list-item>
          <text:p text:style-name="P151">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1"/>
      <text:h text:style-name="P134" text:outline-level="1"><text:bookmark text:name="2_tiff_a_file_header"/><text:span text:style-name="T18">2</text:span><text:span text:style-name="T2">. </text:span><text:span text:style-name="T9">TIFF/A</text:span><text:span text:style-name="T2"> file header</text:span></text:h>
      <text:h text:style-name="P128" text:outline-level="2"><text:bookmark text:name="2_1_first_part"/><text:span text:style-name="T81">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80">multibyte value</text:span> <text:span text:style-name="T80">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1">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81">See also “</text:span><text:a xlink:type="simple" xlink:href="#1_1_burden_on_the_decoder" text:style-name="Internet_20_link" text:visited-style-name="Visited_20_Internet_20_Link"><text:span text:style-name="T81">1.1. Burden on the decoder</text:span></text:a><text:span text:style-name="T81">”.</text:span></text:p>
      <text:p text:style-name="P41">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81">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1">As usual, TIFF or <text:span text:style-name="T1">TIFF/A</text:span> encoders may chose to not support either ClassicTIFF, or BigTIFF, <text:span text:style-name="T82">or they may chose to support both.</text:span> Decoders, however, need to support both.</text:p>
      <text:p text:style-name="P41">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1"/>
      <text:p text:style-name="P41">This second and final part of the Classic<text:span text:style-name="T1">TIFF/A</text:span> header specifies a 4 byte unsigned integer value that is the file offset of the first IFD. IFD structures are explained below <text:span text:style-name="T81">in “</text:span><text:a xlink:type="simple" xlink:href="#4_2_the_ifd_structure" text:style-name="Internet_20_link" text:visited-style-name="Visited_20_Internet_20_Link"><text:span text:style-name="T81">4.2. The IFD structure</text:span></text:a><text:span text:style-name="T81">”</text:span>.</text:p>
      <text:p text:style-name="P41">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1">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1"/>
      <text:p text:style-name="P41">This second and final part of the BigTIFF/<text:span text:style-name="T1">A</text:span> header starts of with 2 unsigned 16bit integer members, with fixed values, respectively 8 and 0.</text:p>
      <text:p text:style-name="P41">Immediately following these two members, is an 8 byte unsigned integer value that is the file offset of the first IFD. IFD structures are explained below <text:span text:style-name="T81">in “</text:span><text:a xlink:type="simple" xlink:href="#4_2_the_ifd_structure" text:style-name="Internet_20_link" text:visited-style-name="Visited_20_Internet_20_Link"><text:span text:style-name="T81">4.2. The IFD structure</text:span></text:a><text:span text:style-name="T81">”</text:span>.</text:p>
      <text:p text:style-name="P41">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1">The BigTIFF/<text:span text:style-name="T1">A</text:span> file header is thus 16 bytes long.</text:p>
      <text:h text:style-name="Heading_20_2" text:outline-level="2"><text:bookmark text:name="2_4_fault_tolerance"/>2.4. Fault tolerance in decoding</text:h>
      <text:p text:style-name="P41">In real-life TIFF, it is not uncommon to see lowercase "ii" or lowercase "mm" <text:span text:style-name="T83">for the first member of the header structure</text:span>. <text:span text:style-name="T83">A robust, fault-tolerant decoder </text:span>is required to <text:span text:style-name="T83">interpret </text:span>these incorrect values <text:span text:style-name="T83">as</text:span> "II" or "MM" respectively.</text:p>
      <text:p text:style-name="P7">Any other values <text:span text:style-name="T83">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4">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83">on the TIFF file level</text:span></text:a><text:span text:style-name="T83">.</text:span></text:p>
      <text:p text:style-name="P43">In real-life, it is not uncommon to encounter <text:span text:style-name="T83">otherwise </text:span>perfectly <text:span text:style-name="T83">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83">, this practice mostly dates back to the pre-BigTIFF era, and it's expected BigTIFF-aware manufacturers abandon this practice. So it's reasonable to assume all such files are ClassicTIFF.</text:span></text:p>
      <text:p text:style-name="P43">For this reason, <text:span text:style-name="T83">a fault tolerant decoder is recommended to interpret anything other then 43, as if it were 42.</text:span></text:p>
      <text:p text:style-name="P42">A fault-tolerant decoder may want to ignore the first two members of the second part of the header, in BigTIFF/A. To this day they have fixed values that don't convey any real meaning.</text:p>
      <text:p text:style-name="P42">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84">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84">Test files</text:span></text:h>
      <text:list xml:id="list2218142797208729046" text:style-name="L5">
        <text:list-item>
          <text:p text:style-name="P189"><text:span text:style-name="T86">Header\Classic Intel.tif</text:span><text:span text:style-name="T84">: Perfectly well formed ClassicTIFF/A, Intel byte order, 16 bits per sample in the actual image data enabling testing byte order correctness up to image data decoding.</text:span></text:p>
        </text:list-item>
        <text:list-item>
          <text:p text:style-name="P191"><text:span text:style-name="T85">Header\Classic Motorola.tif</text:span>: Perfectly well formed <text:span text:style-name="T89">Classic</text:span>TIFF,/A Motorola byte order, 16 bits per sample in the actual image data enabling testing byte order correctness up to image data decoding.</text:p>
        </text:list-item>
        <text:list-item>
          <text:p text:style-name="P190"><text:span text:style-name="T86">Header\</text:span><text:span text:style-name="T87">Big </text:span><text:span text:style-name="T86">Intel.tif</text:span><text:span text:style-name="T84">: Perfectly well formed BigTIFF/A, Intel byte order, 16 bits per sample in the actual image data enabling testing byte order correctness up to image data decoding.</text:span></text:p>
        </text:list-item>
        <text:list-item>
          <text:p text:style-name="P191"><text:span text:style-name="T85">Header\</text:span><text:span text:style-name="T87">Big </text:span><text:span text:style-name="T85">Motorola.tif</text:span>: Perfectly well formed BigTIFF,/A Motorola byte order, 16 bits per sample in the actual image data enabling testing byte order correctness up to image data decoding.</text:p>
        </text:list-item>
        <text:list-item>
          <text:p text:style-name="P192"><text:span text:style-name="T85">Header\Lowercase byteorder E.tif</text:span>: ClassicTIFF/A, Intel byte order, 16 bits per sample, but the first member of the header is “ii” where it should actually be “II”.</text:p>
        </text:list-item>
        <text:list-item>
          <text:p text:style-name="P192"><text:span text:style-name="T85">Header\Nonsense byteorder E.tif</text:span>: ClassicTIFF/A, Intel byte order, 16 bits per sample, but the first member of the header is “xx” where it should actually be “II”.</text:p>
        </text:list-item>
        <text:list-item>
          <text:p text:style-name="P192"><text:span text:style-name="T85">Header\Incorrect version E.tif</text:span>: ClassicTIFF/A, Intel byte order, 16 bits per sample, but the version number in the header is 78 where it should actually be 42.</text:p>
        </text:list-item>
        <text:list-item>
          <text:p text:style-name="P193">Header\Incorrect bigconst E.tif<text:span text:style-name="T90">: BigTIFF/A, Intel byte order, but the first two member of the second part of the header are totally off.</text:span></text:p>
        </text:list-item>
      </text:list>
      <text:p text:style-name="P71">Please note that the final four test files included for this section are not actually legitimate TIFF nor legitimate TIFF/A. They are included for testing fault tolerance and/or error behavior, only.</text:p>
      <text:h text:style-name="P138" text:outline-level="1"><text:bookmark text:name="3_data_block_order"/><text:span text:style-name="T97">3</text:span>. Data block order, location, and organization</text:h>
      <text:h text:style-name="Heading_20_2" text:outline-level="2"><text:bookmark text:name="3_1_tiff_and_tiff_a"/>3.1. TIFF and TIFF/A</text:h>
      <text:h text:style-name="P152" text:outline-level="1">Any data block in TIFF is either the file header specified in previous section “<text:a xlink:type="simple" xlink:href="#2_tiff_a_file_header" text:style-name="Internet_20_link" text:visited-style-name="Visited_20_Internet_20_Link"><text:span text:style-name="T98">2. TIFF/A file header</text:span></text:a><text:span text:style-name="T98">”</text:span>, or...</text:h>
      <text:list xml:id="list4333791582616911048" text:style-name="L6">
        <text:list-item>
          <text:h text:style-name="P156" text:outline-level="1">a TIFF IFD</text:h>
        </text:list-item>
        <text:list-item>
          <text:h text:style-name="P156" text:outline-level="1"><text:span text:style-name="T98">a t</text:span>ag <text:span text:style-name="T98">value</text:span></text:h>
        </text:list-item>
        <text:list-item>
          <text:h text:style-name="P157" text:outline-level="1"><text:span text:style-name="T98">an </text:span>image strip or tile</text:h>
        </text:list-item>
      </text:list>
      <text:h text:style-name="P153" text:outline-level="1">A TIFF IFD more or less corresponds to a single raster image. It<text:span text:style-name="T98">'s a collection of tags, followed by a pointer to the next IFD in the same chain.</text:span></text:h>
      <text:h text:style-name="P154" text:outline-level="1">A tag is more or less a data member in the IFD. Its tag type, <text:span text:style-name="T98">identified by an </text:span>unsigned 16bit integer, indicates what exact data is given. For example, the tag with ID 256 <text:span text:style-name="T97">is </text:span>used to <text:span text:style-name="T97">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8">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53" text:outline-level="1">The raster pixel color data is divided into rectangular parts, either strips or tiles. <text:span text:style-name="T100">Every such strip or tile ends up in a separate data block. </text:span>The<text:span text:style-name="T104">se</text:span> <text:span text:style-name="T100">data block </text:span>file offsets and lengths are specified in dedicated tags.</text:h>
      <text:h text:style-name="P155" text:outline-level="1"><text:span text:style-name="T99">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52" text:outline-level="1">Additionally, any data block is supposed to be linked from only one location. For example, if multiple pages in a TIFF file include the same <text:span text:style-name="T104">encoding software name, and the name does not fit the tag value space inside the IFD</text:span>, they are required to each link to their own instance of that <text:span text:style-name="T104">name</text:span>.</text:h>
      <text:h text:style-name="P152" text:outline-level="1">This serves multiple purposes...</text:h>
      <text:list xml:id="list3635934636600126115" text:style-name="L7">
        <text:list-item>
          <text:h text:style-name="P158" text:outline-level="1">Encoders can flush data in any order they see fit. They never need huge buffers. This is important because encoders can be low-memory devices like faxes and scanners.</text:h>
        </text:list-item>
        <text:list-item>
          <text:h text:style-name="P159"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4">defined</text:span>, even for private purposes, and still these low-level file operations work just fine.</text:h>
        </text:list-item>
      </text:list>
      <text:h text:style-name="P160" text:outline-level="1">The specific context of TIFF/A <text:span text:style-name="T101">changes this picture slightly.</text:span></text:h>
      <text:h text:style-name="P161"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61" text:outline-level="1">More importantly, TIFF allows for parts of the addressing space inside a file to be unused. This actually naturally happens as a consequence of page deletion, for example, as this is most commonly implemented as a mere IFD unlinking.</text:h>
      <text:h text:style-name="P162"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2">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63" text:outline-level="1">Therefore, a final step in a TIFF/A compliance check, should map all addressing space usage. This enables detection of...</text:h>
      <text:list xml:id="list8973077133086721612" text:style-name="L8">
        <text:list-item>
          <text:h text:style-name="P164" text:outline-level="1">partly overlapping data blocks</text:h>
        </text:list-item>
        <text:list-item>
          <text:h text:style-name="P164" text:outline-level="1">multiple pointers to a single data block</text:h>
        </text:list-item>
        <text:list-item>
          <text:h text:style-name="P164" text:outline-level="1">unused spaces</text:h>
        </text:list-item>
      </text:list>
      <text:h text:style-name="P165" text:outline-level="1">These first two problems imply the file is invalid TIFF, all three problems imply the file is invalid TIFF/A. </text:h>
      <text:h text:style-name="P198"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66" text:outline-level="1">The open source “converter” solution proposed by Libis and AWare Systems will include <text:span text:style-name="T103">resolution of these problems, and ensure TIFF/A compliance, as a natural consequence of the conversion. The open source compliance checker will include addressing space mapping and detection of these problems.</text:span></text:h>
      <text:h text:style-name="P167" text:outline-level="1">There's nothing left for the closed source commercial solution to add, here, the open source solution covers everything.</text:h>
      <text:h text:style-name="Heading_20_2" text:outline-level="2"><text:bookmark text:name="3_2_alignment"/>3.2. Alignment</text:h>
      <text:p text:style-name="P72">In ClassicTIFF, all data blocks are required to be aligned on a 4 byte boundary. In BigTIFF, the required alignment is 8 bytes.</text:p>
      <text:p text:style-name="P72">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3">Still, TIFF requires this alignment, and TIFF/A is a subset of TIFF, so it <text:span text:style-name="T107">can</text:span>not be ignored. </text:p>
      <text:p text:style-name="P75">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199"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4">3</text:span>. Test files</text:h>
      <text:list xml:id="list4583008014257374512" text:style-name="L9">
        <text:list-item>
          <text:p text:style-name="P194"><text:span text:style-name="T105">Block\Overlap E.tif</text:span><text:span text:style-name="T91">: <text:s/></text:span><text:span text:style-name="T92">ClassicTIFF/A, Intel byte order, </text:span><text:span text:style-name="T91">8</text:span><text:span text:style-name="T92"> bits per sample. </text:span><text:span text:style-name="T91">Contains two IFDs. First one has a Software tag defining the name of the encoding software “Overlap test encoding software”. As this tag value does not fit inside the IFD, it's contained in a separate </text:span><text:soft-page-break/><text:span text:style-name="T91">data block. The second IFD also has a Software tag. This tag points to the same data block offset, plus 8, and has the same length, minus 8. Its value therefore ends up being “test encoding software”.</text:span></text:p>
        </text:list-item>
        <text:list-item>
          <text:p text:style-name="P200"><text:span text:style-name="T88">Block\Block reuse E.tif</text:span><text:span text:style-name="T91">: </text:span><text:span text:style-name="T92">ClassicTIFF/A, Intel byte order, </text:span><text:span text:style-name="T91">8</text:span><text:span text:style-name="T92"> bits per sample. </text:span><text:span text:style-name="T91">Contains two IFDs. Both have a Software tag defining the name of the encoding software, both point to the same data block containing this tag's </text:span><text:span text:style-name="T95">value “This tag value data block pointed to from two locations”.</text:span></text:p>
        </text:list-item>
        <text:list-item>
          <text:p text:style-name="P195">Block\Unused space E.tif<text:span text:style-name="T90">: <text:s/></text:span><text:span text:style-name="T92">ClassicTIFF/A, Intel byte order, </text:span><text:span text:style-name="T90">8</text:span><text:span text:style-name="T92"> bits per sample, </text:span><text:span text:style-name="T93">single IFD. This files contains </text:span><text:span text:style-name="T95">an </text:span><text:span text:style-name="T93">unused space </text:span><text:span text:style-name="T95">of 128 bytes immediately before the single IFD data block</text:span><text:span text:style-name="T93">.</text:span></text:p>
        </text:list-item>
        <text:list-item>
          <text:p text:style-name="P196">Block\Bad alignment Classic E.tif<text:span text:style-name="T90">: </text:span><text:span text:style-name="T92">ClassicTIFF/A, Intel byte order, </text:span><text:span text:style-name="T91">8</text:span><text:span text:style-name="T92"> bits per sample, </text:span><text:span text:style-name="T90">single IFD. </text:span><text:span text:style-name="T94">Some of the data blocks in this file don't sit on 4 byte boundary offsets.</text:span></text:p>
        </text:list-item>
        <text:list-item>
          <text:p text:style-name="P197"><text:span text:style-name="T106">Block\Bad alignment Big E.tif</text:span><text:span text:style-name="T94">: Big</text:span><text:span text:style-name="T92">TIFF/A, Intel byte order, </text:span><text:span text:style-name="T91">8</text:span><text:span text:style-name="T92"> bits per sample, </text:span><text:span text:style-name="T94">single IFD. Some of the data blocks in this file don't sit on 8 byte boundary offsets, even though all blocks sit on 4 byte boundary offsets.</text:span></text:p>
        </text:list-item>
      </text:list>
      <text:p text:style-name="P74"><text:span text:style-name="T94">P</text:span><text:span text:style-name="T90">lease note that none of these files are actually </text:span><text:span text:style-name="T96">valid </text:span><text:span text:style-name="T90">TIFF/A, and, except for “</text:span><text:span text:style-name="T91">Block\Unused space E.tif”, </text:span><text:span text:style-name="T90">none of these files are actually </text:span><text:span text:style-name="T96">valid</text:span><text:span text:style-name="T90"> TIFF. They are included for testing fault tolerance, error behavior and/or conversion and compliance checking, only.</text:span></text:p>
      <text:h text:style-name="P135" text:outline-level="1"><text:bookmark text:name="4_ifd_tree"/><text:span text:style-name="T108">4</text:span>. <text:span text:style-name="T109">The </text:span>IFD tree</text:h>
      <text:h text:style-name="P128"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4">In the early days, TIFF was mostly used as a container for a single such raster.</text:p>
      <text:p text:style-name="P45">This scheme evolved in several different ways. Since the top level was actually designed to be a single-linked list of IFD structures, <text:span text:style-name="T114">with the first IFD being pointed to in the file header and every IFD including a pointer to the next IFD in the list, </text:span>TIFF quite naturally became a multiraster format.</text:p>
      <text:p text:style-name="P45">There was however no good way to encode and convey all possible meanings of this multiraster list. Were these different planes of the same image? Different layers? Different pages in a scan? A base image and multiple possible masks? A base image and <text:span text:style-name="T111">some </text:span>convenient premade more manageable downsampled versions thereof? Some attempts were made to <text:span text:style-name="T112">come up with a </text:span>standard <text:span text:style-name="T112">to specify</text:span> these intended relations between the different rasters, and some of these standards still live on in real-life practical TIFF usage <text:span text:style-name="T114">today</text:span>.</text:p>
      <text:p text:style-name="P45">It became clear, however, that standards could not foresee every possible multiraster relation in every possible application and encoding context. </text:p>
      <text:p text:style-name="P45">On top of that, there was a problem with compatibility between software with different levels of support for different versions of these standards. <text:span text:style-name="T111">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4">Now let's apply the same algorithm with the same parameters and user intention to a newer TIFF file. This file, too, has 4 rasters. However, whilst the first and second are marked a full-size new image, the third and fourth are marked as downsampled version<text:span text:style-name="T114">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2">sees </text:span>may actually depend on his viewing scale and zooming level, as his newfangled viewing software may decide to use these downsamples or <text:span text:style-name="T114">use </text:span>the full-scale image depending on the size of the intended rendering.</text:p>
      <text:p text:style-name="P46">In other words, these standards fell short, and introduced the potential for data corruption.</text:p>
      <text:p text:style-name="P47">It became clear that a different strategy was <text:span text:style-name="T112">needed</text:span>. Modern practical usage of TIFF regards every IFD in this top-level linked list as a single independent page of a multipage document. No raster relation is to be specified at this level, ensuring <text:span text:style-name="T112">wide </text:span>compatibility. <text:span text:style-name="T112">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6">Instead of including every encoded raster in the same top-level linked list, modern <text:span text:style-name="T114">TIFF usage </text:span>allows for secondary lists to be started from <text:span text:style-name="T114">within </text:span>any IFD, with specific tags <text:span text:style-name="T114">to </text:span>indicate the meaning of these secondary lists, thus turning <text:span text:style-name="T114">the </text:span>single list into a full IFD tree. For example, raster IFDs can include the SubIFDs tag. This tag, if included, points to the first IFD in a list of <text:soft-page-break/>downsampled versions of the IFD that includes th<text:span text:style-name="T139">e </text:span>tag.</text:p>
      <text:p text:style-name="P48">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4">with </text:span>one of the old-time raster relationship specifications, it'll note no raster relationship tags are present in the two IFDs it's seeing and, again, merely unlink the second IFD, as was the user's intention.</text:p>
      <text:p text:style-name="P49">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4">Another advantage lies in the fact that </text:span>the IFD structure inherits the extendability scheme inherent to tags. There is no standard “LayerIFDs” tag, but there could be, and you could be the one to register it or you could <text:span text:style-name="T114">define </text:span>a private “LayerIFDs” tag if your workflow does not require good interchange of this particular data.</text:p>
      <text:p text:style-name="P50">Furthermore, it's now possible to encode anything existing of any number of rasters with any possible relationship, and still ensure perfect data interchange of <text:span text:style-name="T114">at the very least </text:span>the composed image. For example, this <text:span text:style-name="T114">hypothetical </text:span>“LayerIFDs” tag should be used in a top-level IFD that contains the composed image result<text:span text:style-name="T114">ing</text:span> from <text:span text:style-name="T114">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9">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3">the SubIFDs tag standard in the TIFF/A subset is vital</text:span>. Also, <text:span text:style-name="T113">any TIFF decoder, including the one on the input end of the </text:span><text:a xlink:type="simple" xlink:href="#0_scope_and_purpose" text:style-name="Internet_20_link" text:visited-style-name="Visited_20_Internet_20_Link"><text:span text:style-name="T113">TIFF-to-TIFF/A converter</text:span></text:a><text:span text:style-name="T113">, should understand old-time raster relationship specification sufficiently to at least skip old-time downsamples and such in the top-level IFD list and not mistake them for independent pages.</text:span></text:p>
      <text:p text:style-name="P7">The <text:span text:style-name="T113">next </text:span>subsection below specifies the IFD structure. Next, we build on <text:span text:style-name="T115">all </text:span>this and specify the <text:span text:style-name="T1">TIFF/A</text:span> IFD tree. <text:span text:style-name="T114">T</text:span>he final subsection <text:span text:style-name="T114">includes recommendations on how to skip old-time downsamples and other such “slave images”.</text:span></text:p>
      <text:h text:style-name="P128" text:outline-level="2"><text:bookmark text:name="4_2_the_ifd_structure"/><text:span text:style-name="T81">4</text:span>.<text:span text:style-name="T110">2</text:span>. The IFD structure</text:h>
      <text:h text:style-name="P141" text:outline-level="3"><text:bookmark text:name="4_2_1_format_and_decoder_considerations"/>4.2.1. Format and <text:span text:style-name="T124">primary </text:span>decoder considerations</text:h>
      <text:p text:style-name="P53">Whilst the data member<text:span text:style-name="T122">s</text:span> of the IFD structure, and their meaning, remain the same in ClassicTIFF and BigTIFF <text:span text:style-name="T122">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9">P</text:span>artial download<text:span text:style-name="T119">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8">partly or </text:span>completely specified and a user may want to retrieve <text:span text:style-name="T118">whatever he can</text:span>.</text:p>
      <text:p text:style-name="P51">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3">for </text:span><text:soft-page-break/><text:span text:style-name="T123">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9">fails the sanity check and exceeds the recommended maximum of 4096, should result in an </text:span><text:a xlink:type="simple" xlink:href="#1_2_error_attribution_and_recovery" text:style-name="Internet_20_link" text:visited-style-name="Visited_20_Internet_20_Link"><text:span text:style-name="T119">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9">below </text:span>in “<text:a xlink:type="simple" xlink:href="#5_the_tiff_a_image_ifd" text:style-name="Internet_20_link" text:visited-style-name="Visited_20_Internet_20_Link"><text:span text:style-name="T119">5. The TIFF/A image IFD</text:span></text:a><text:span text:style-name="T119">”.</text:span></text:p>
      <text:p text:style-name="P6">The second member of the tag structure, is a datatype indication. The possible values and their meaning <text:span text:style-name="T119">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21">Every tag value is </text:span>regarded an array of <text:span text:style-name="T121">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5">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21">and, tag values being arrays, in cases where multiple values do make sense this should normally be covered with a single tag having multiple values</text:span>. The ascending order, may not conceptually be required, but it's part of the TIFF specification, <text:span text:style-name="T121">so it's part of TIFF/A</text:span>.</text:p>
      <text:p text:style-name="P55">A decoder should be prepared to deal with multiple occurrences of the same tag, and <text:span text:style-name="T121">incorrect sort </text:span>order of tags. In the interest of <text:span text:style-name="T125">predictable </text:span>uniform response to unexpected situations, it is required that a decoder that sees multiple instances of the same tag inside a single IFD, holds on to the first instance and ignores all subsequent instances. It may issue a warning, <text:span text:style-name="T121">depending on the desired level of verbosity</text:span>.</text:p>
      <text:p text:style-name="P55">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21">s</text:span> should be issue<text:span text:style-name="T121">d</text:span>, as the error <text:span text:style-name="T121">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4">primary </text:span></text:a><text:a xlink:type="simple" xlink:href="#4_2_1_format_and_decoder_considerations" text:style-name="Internet_20_link" text:visited-style-name="Visited_20_Internet_20_Link">decoder considerations</text:a><text:span text:style-name="T121">”</text:span>.</text:p>
      <text:h text:style-name="Heading_20_3" text:outline-level="3"><text:bookmark text:name="4_2_2_datatype_tolerance"/>4.2.2. Datatype toleran<text:span text:style-name="T124">ce</text:span></text:h>
      <text:p text:style-name="P54">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9">In a verbose context, a message can be emitted alerting to the situation, but this should not be regarded an error on any level</text:span>. </text:p>
      <text:p text:style-name="P54">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3">n </text:span>error. <text:span text:style-name="T123">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3">an IFD-image-level error</text:span></text:a><text:span text:style-name="T123">. </text:span>Sometimes conversion is simply not defined. The ImageWidth tag could specify datatype 2 (ASCII) or datatype 5 (Rational). No conversion attempt should be made from anything non-integer (including IFD and IFD8), to anything integer. <text:span text:style-name="T124">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4">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4">an IFD-image-level error</text:span></text:a><text:span text:style-name="T124">.</text:span></text:p>
      <text:p text:style-name="P54">When a decoder expects the datatype 7 (Undefined), it should also accept datatype 1 (Byte), <text:soft-page-break/>because many encoders mistakenly use this. Depending on the desired level of verbosity, <text:span text:style-name="T120">again, a warning message may be emitted</text:span>. No other conversion to datatype 7 (Undefined) should ever be attempted, because it is illogical and because data could easily be corrupted due to byte order issues.</text:p>
      <text:p text:style-name="P54">When a decoder expects the datatype 5 (Rational), it should attempt to also convert from datatype 10 (SRational), and the other way around.</text:p>
      <text:p text:style-name="P54">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4">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20">it's actually meant to be true integer data, or </text:span>point<text:span text:style-name="T120">s</text:span> to auxiliary IFDs. This problem has the potential to invalidate the functionality detailed in section “<text:a xlink:type="simple" xlink:href="#3_data_block_order" text:style-name="Internet_20_link" text:visited-style-name="Visited_20_Internet_20_Link"><text:span text:style-name="T120">3. Data block order, location, and organization</text:span></text:a><text:span text:style-name="T120">”</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6">into</text:span> a single multipage file, or the other way around.</text:p>
      <text:p text:style-name="P54">BigTIFF is relatively new, but it's expected the Long/IFD issue will probably persist and we'll likely find there will be a similar Long8/IFD8 issue in the near future.</text:p>
      <text:p text:style-name="P54">In TIFF, this problem can only be solved in a heuristic manner. <text:span text:style-name="T120">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20">possibility that this Long is actually meant to be an IFD pointer should be examined. If the data located at that position </text:span>makes for a sensible IFD structure, it probably is.</text:p>
      <text:p text:style-name="P54">In valid <text:span text:style-name="T1">TIFF/A</text:span>, this problem does not exist, because <text:span text:style-name="T1">TIFF/A</text:span> is not extendable. It contains only the tags specified <text:span text:style-name="T120">below </text:span>in section “<text:a xlink:type="simple" xlink:href="#5_the_tiff_a_image_ifd" text:style-name="Internet_20_link" text:visited-style-name="Visited_20_Internet_20_Link"><text:span text:style-name="T120">5. The TIFF/A image IFD</text:span></text:a><text:span text:style-name="T120">”</text:span>, so all tags are known. Furthermore, in valid <text:span text:style-name="T1">TIFF/A</text:span>, the datatypes 13 (IFD) and 18 (IFD8) are the only datatypes allowed for tags that point to auxiliary IFDs.</text:p>
      <text:p text:style-name="P56">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1">Usually, encountering a premature EOF in the midst of a structure, is a rea<text:span text:style-name="T128">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2">Such a premature EOF during IFD reading is however a bit more tricky. We start with an IFD offset <text:span text:style-name="T131">that </text:span>turns out to be potentially valid and it's not already present in the table used to avoid circular <text:soft-page-break/>reference. So we go ahead and read the tag count.</text:p>
      <text:p text:style-name="P82">Suppose it turns out there are 13 tags in this ClassicTIFF IFD. However, we've got <text:span text:style-name="T129">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3">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30">internal representation of the </text:span>tag count to accurately reflect the number of tag structures that are fully read, assume the offset to the next IFD to equal zero, and move on.</text:p>
      <text:p text:style-name="P84"><text:span text:style-name="T132">I</text:span>t is not uncommon to find <text:span text:style-name="T132">TIFF </text:span>files with a single IFD, IFD data block at the end of the file, with all <text:span text:style-name="T133">IFD </text:span>tag <text:span text:style-name="T133">structures</text:span> intact but premature EOF right where the offset to the next IFD is expected <text:span text:style-name="T133">to be</text:span>. This has been obser<text:span text:style-name="T132">v</text:span>ed with a frequency <text:span text:style-name="T132">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5">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5">Both are in use. In fact, it's not uncommon to see both used at the same time, within a single tag. Sometimes both are used at the same time, pointing in two different ways to the same IFDs.</text:p>
      <text:p text:style-name="P85">A decoder must be prepared to deal with that situation. In the interest of uniform decoding behavior, and in particular uniform order of child IFDs, the following algorithm or equivalent thereof is strongly recommended.</text:p>
      <text:p text:style-name="P85">A decoder starts of with <text:span text:style-name="T135">the tag's value, being </text:span>an array of IFD offsets. <text:span text:style-name="T135">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86">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86">The scanning process continues with the next element in the internal array, until that array is exhausted.</text:p>
      <text:p text:style-name="P86">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205"><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208">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208">There's nothing left for the Libis and AWare Systems closed source solution to add, here.</text:p>
      <text:h text:style-name="P131"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6">5. </text:span></text:a><text:a xlink:type="simple" xlink:href="#5_the_tiff_a_image_ifd" text:style-name="Internet_20_link" text:visited-style-name="Visited_20_Internet_20_Link">TIFF/A image IFD</text:a>”.</text:p>
      <text:p text:style-name="P60"><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1"><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6">lists complying to this </text:span>recommendation.</text:p>
      <text:p text:style-name="P62">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5">e </text:span>main list IFD<text:span text:style-name="T25">s</text:span>. They see only the correct full-sized and full-precision page IFDs in <text:span text:style-name="T136">any </text:span>TIFF/A page and <text:span text:style-name="T28">ignore the </text:span>SubIFD <text:span text:style-name="T136">list</text:span>. <text:soft-page-break/><text:span text:style-name="T25">Meaning, n</text:span>o support for any old-style raster relation specification nor for the new-style SubIFD tag nor for the TIFF/A recommendation is required <text:span text:style-name="T28">from </text:span>TIFF decoders, converters and renderers <text:span text:style-name="T136">in order to </text:span>at <text:span text:style-name="T136">the very </text:span>least arrive at correct results <text:span text:style-name="T25">when decoding a TIFF/A file</text:span>.</text:p>
      <text:p text:style-name="P8">A naive TIFF decoder that attempts to support any of the old-style raster relation specifications of TIFF, <text:span text:style-name="T25">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7">r</text:span> relation specifications.</text:p>
      <text:p text:style-name="P8">Any TIFF decoder that does support the SubIFDs tag, <text:span text:style-name="T136">should</text:span> not merely arrive at correct results <text:span text:style-name="T136">this way</text:span>, <text:span text:style-name="T25">but also see the downsamples in size and possibly colorspace, and make use of these as it sees fit.</text:span></text:p>
      <text:p text:style-name="P57">In a rendering context, it's recommended a TIFF/A decoder works from the smallest possible raster, <text:span text:style-name="T136">main page IFD or SubIFD,</text:span> that is at least as wide and as high as the target output, delivering the fastest possible result with the least possible IO and processing need<text:span text:style-name="T27">s</text:span>, <text:span text:style-name="T136">with </text:span>only limited negative impact on rendering quality. In an asynchronous progressive rendering context, it's recommended a TIFF/A decoder and renderer works from the full-sized and full-precision main list <text:span text:style-name="T136">page </text:span>IFD in a subsequent pass, delivering the highest <text:span text:style-name="T136">output </text:span>quality attainable.</text:p>
      <text:p text:style-name="P58">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175">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2946049924029628728" text:style-name="L10">
        <text:list-item>
          <text:p text:style-name="P176">the smallest possible output. If the calling context or user chooses this option, no SubIFDs are to be included in the target output.</text:p>
        </text:list-item>
        <text:list-item>
          <text:p text:style-name="P201"><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176">compliance with the TIFF/A recommendations. Input SubIFDs and other downsamples are completely ignored. Output is produced by (re)downsampling the main page image, resulting in the exact SubIFDs list recommended above.</text:p>
        </text:list-item>
      </text:list>
      <text:p text:style-name="P174">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174">The closed source commercial version will add support for the other two options.</text:p>
      <text:h text:style-name="P129" text:outline-level="2"><text:bookmark text:name="4_4_old_school_ifd_relations"/>4.4. Old-school IFD relations a decoder should be aware of</text:h>
      <text:p text:style-name="P177">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59">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59">This can be achieved by checking for the following conditions.</text:p>
      <text:list xml:id="list4416399166016610493" text:style-name="L11">
        <text:list-item>
          <text:p text:style-name="P178">The IFD is not the first IFD in the top-level list, includes tag 255 (SubfileType) with <text:soft-page-break/>datatype 3 (Short, unsigned 16bit integer), count 1 and single value 2 (reduced-resolution image data).</text:p>
        </text:list-item>
        <text:list-item>
          <text:p text:style-name="P178">The IFD is not the first IFD in the top-level list, includes tag 254 (NewSubfileType) with datatype 4 (Long, unsigned 32bit integer), count 1 and single value 1 (reduced-resolution version of another image in this TIFF file).</text:p>
        </text:list-item>
      </text:list>
      <text:p text:style-name="P59">If either of the these two conditions i<text:span text:style-name="T139">s</text:span> fully met, the decoder needs to completely ignore this IFD. <text:span text:style-name="T138">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174">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2095996061109311287" text:style-name="L17">
        <text:list-item>
          <text:p text:style-name="P206"><text:span text:style-name="T85">IFD struct\Beyond EOF E.tif</text:span>: Perfectly well formed first IFD in the top-level list, pointing to a position beyond EOF as the next IFD.</text:p>
        </text:list-item>
        <text:list-item>
          <text:p text:style-name="P206"><text:span text:style-name="T85">IFD struct\Circular E.tif</text:span>: Perfectly well formed first two IFD in the top-level list. First one points to the second as the next IFD. Second one, points to the first, as the next IFD.</text:p>
        </text:list-item>
        <text:list-item>
          <text:p text:style-name="P206"><text:span text:style-name="T85">IFD struct\Circular short E.tif</text:span>: Perfectly well formed first IFD in the top-level list, pointing to itself as the next IFD.</text:p>
        </text:list-item>
        <text:list-item>
          <text:p text:style-name="P206"><text:span text:style-name="T85">IFD struct\Insane tag count E.tif</text:span>: Three IFDs in the top-level list. First and thirds are perfectly well formed. Second has a corrupt tag count of 65000.</text:p>
        </text:list-item>
        <text:list-item>
          <text:p text:style-name="P206"><text:span text:style-name="T85">IFD struct\Unsorted tags E.tif</text:span>: Single IFD, tags are not properly sorted.</text:p>
        </text:list-item>
        <text:list-item>
          <text:p text:style-name="P206"><text:span text:style-name="T85">IFD struct\Duplicate tag E.tif</text:span>: Single IFD containing two instances of the ImageWidth tag.</text:p>
        </text:list-item>
        <text:list-item>
          <text:p text:style-name="P206"><text:span text:style-name="T85">IFD struct\Premature EOF E.tif</text:span>: Single IFD, EOF in the midst of the IFD structure, but remaining tags suffice to make sense of the image.</text:p>
        </text:list-item>
        <text:list-item>
          <text:p text:style-name="P206"><text:span text:style-name="T85">IFD struct\SubIFDs list.tif</text:span>: Single IFD, four SubIFDs in a single-linked list.</text:p>
        </text:list-item>
        <text:list-item>
          <text:p text:style-name="P206"><text:span text:style-name="T85">IFD struct\SubIFDs array E.tif</text:span>: Single IFD, four SubIFDs, each directly pointed to by an element in the SubIFDs tag value array.</text:p>
        </text:list-item>
        <text:list-item>
          <text:p text:style-name="P206"><text:span text:style-name="T85">IFD struct\SubIFDs list array mixed E.tif</text:span>: Single IFD, four SubIFDs, bizarre mixture of list and array with some IFDs pointed to in both.</text:p>
        </text:list-item>
      </text:list>
      <text:p text:style-name="P207">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5067358979419307714" text:style-name="L18">
        <text:list-item>
          <text:p text:style-name="P209"><text:span text:style-name="T85">IFD tree\Recommended list.tif</text:span>: Single IFD in the main list, encoding a rather big raster. The IFD includes the SubIFDs tag, pointing to a list of downsamples, with sizes and colorspaces as per TIFF/A recommendation.</text:p>
        </text:list-item>
        <text:list-item>
          <text:p text:style-name="P209"><text:span text:style-name="T85">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210">Both these files are valid TIFF. However, the second one is not valid TIFF/A.</text:p>
      <text:p text:style-name="P184"/>
      <text:h text:style-name="P134" text:outline-level="1"><text:bookmark text:name="5_the_tiff_a_image_ifd"/><text:span text:style-name="T119">5</text:span>. The <text:span text:style-name="T1">TIFF/A</text:span> image IFD</text:h>
      <text:h text:style-name="P130" text:outline-level="2">4.1 Image dimensions</text:h>
      <text:p text:style-name="P63">The ImageWidth and ImageLength tags are mandatory in any TIFF/A IFD.</text:p>
      <text:p text:style-name="P63">ImageWidth</text:p>
      <text:p text:style-name="P87">Tag identification code<text:tab/><text:tab/>256</text:p>
      <text:p text:style-name="P87">Type<text:tab/><text:tab/><text:tab/><text:tab/><text:tab/><text:span text:style-name="T31">3 </text:span>(Short, unsigned 16bit integer)</text:p>
      <text:p text:style-name="P87"><text:tab/><text:tab/><text:tab/><text:tab/><text:tab/><text:tab/><text:span text:style-name="T31">4 </text:span>(Long, unsigned 32bit integer) </text:p>
      <text:p text:style-name="P87">Count<text:tab/><text:tab/><text:tab/><text:tab/><text:tab/>1</text:p>
      <text:p text:style-name="P63">ImageLength</text:p>
      <text:p text:style-name="P87">Tag identification code<text:tab/><text:tab/>257</text:p>
      <text:p text:style-name="P87">Type<text:tab/><text:tab/><text:tab/><text:tab/><text:tab/><text:span text:style-name="T31">3 </text:span>(Short, unsigned 16bit integer)</text:p>
      <text:p text:style-name="P87"><text:tab/><text:tab/><text:tab/><text:tab/><text:tab/><text:tab/><text:span text:style-name="T31">4 </text:span>(Long, unsigned 32bit integer) </text:p>
      <text:p text:style-name="P87">Count<text:tab/><text:tab/><text:tab/><text:tab/><text:tab/>1</text:p>
      <text:p text:style-name="P93">The absence of either of these tags <text:span text:style-name="T29">with correct or convertible type and sensible value (i.e. not 0)</text:span>, results in an IFD-<text:span text:style-name="T32">image</text:span> error. A TIFF/A auto-corrector or compliance checker should emit this IFD-<text:span text:style-name="T32">image</text:span> error. The auto-corrector can offer to recover the file, at least, by unlinking this IFD.</text:p>
      <text:p text:style-name="P99">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33">to </text:span>applications that aim to provide insight in a TIFF file by enumerating IFDs and tags <text:span text:style-name="T33">for user inspection</text:span>, and rendering <text:span text:style-name="T33">the encoded </text:span>images, both. An IFD-local error signals to such an application that tags are completely inaccessible, <text:span text:style-name="T33">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100">Meaning, this specification continues to accurately distinguish IFD-local and IFD-image error situations, but most TIFF/A applications will want to implement both with a single code path.</text:p>
      <text:p text:style-name="P93">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93">XResolution</text:p>
      <text:p text:style-name="P87">Tag identification code<text:tab/><text:tab/>282</text:p>
      <text:p text:style-name="P87">Type<text:tab/><text:tab/><text:tab/><text:tab/><text:tab/><text:span text:style-name="T31">5 </text:span>(Rational, structure of 2 unsigned 32bit integers)</text:p>
      <text:p text:style-name="P87">Count<text:tab/><text:tab/><text:tab/><text:tab/><text:tab/>1</text:p>
      <text:p text:style-name="P93">YResolution</text:p>
      <text:p text:style-name="P87">Tag identification code<text:tab/><text:tab/>283</text:p>
      <text:p text:style-name="P87">Type<text:tab/><text:tab/><text:tab/><text:tab/><text:tab/><text:span text:style-name="T31">5 </text:span>(Rational, structure of 2 unsigned 32bit integers)</text:p>
      <text:p text:style-name="P87">Count<text:tab/><text:tab/><text:tab/><text:tab/><text:tab/>1</text:p>
      <text:p text:style-name="P93"><text:soft-page-break/>ResolutionUnit</text:p>
      <text:p text:style-name="P87">Tag identification code<text:tab/><text:tab/>296</text:p>
      <text:p text:style-name="P87">Type<text:tab/><text:tab/><text:tab/><text:tab/><text:tab/><text:span text:style-name="T31">3 </text:span>(Short, unsigned 16bit integer)</text:p>
      <text:p text:style-name="P87">Count<text:tab/><text:tab/><text:tab/><text:tab/><text:tab/>1</text:p>
      <text:p text:style-name="P87">Default<text:tab/><text:tab/><text:tab/><text:tab/><text:tab/>2 (Pixels per inch)</text:p>
      <text:p text:style-name="P93">If either the XResolution or the YResolution tag <text:span text:style-name="T29">with correct or convertible type and sensible value (i.e. not 0) </text:span>is not present in an IFD, <text:span text:style-name="T29">an aspect ratio of 1.0 is to be assumed and no further information on physical is present. Aspect ration of 1.0, also known as “square aspect ratio”, means that the width of a single pixel is equal to its height.</text:span></text:p>
      <text:p text:style-name="P94">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94"><text:tab/>1<text:tab/>No absolute unit of measurement. XResolution and YResolution, taken together, merely encode an aspect ratio that may be non-square.</text:p>
      <text:p text:style-name="P94"><text:tab/>2<text:tab/>The unit of the XResolution and YResolution is pixels per inch</text:p>
      <text:p text:style-name="P94"><text:tab/>3<text:tab/>The unit of the XResolution and YResolution is pixels per centimeter</text:p>
      <text:p text:style-name="P95">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30">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96">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64">The colorspace specification in a TIFF/A image IFD is derived from a multitude of tags.</text:p>
      <text:p text:style-name="P64">BitsPerSample</text:p>
      <text:p text:style-name="P88">Tag identification code<text:tab/><text:tab/>25<text:span text:style-name="T31">8</text:span></text:p>
      <text:p text:style-name="P88">Type<text:tab/><text:tab/><text:tab/><text:tab/><text:tab/><text:span text:style-name="T31">3 </text:span>(Short, unsigned 16bit integer)</text:p>
      <text:p text:style-name="P89">Count<text:tab/><text:tab/><text:tab/><text:tab/><text:tab/><text:span text:style-name="T32">SampleCount (see below)</text:span></text:p>
      <text:p text:style-name="P97">PhotometricInterpretation</text:p>
      <text:p text:style-name="P88">Tag identification code<text:tab/><text:tab/>2<text:span text:style-name="T31">62</text:span></text:p>
      <text:p text:style-name="P88">Type<text:tab/><text:tab/><text:tab/><text:tab/><text:tab/><text:span text:style-name="T31">3 </text:span>(Short, unsigned 16bit integer)</text:p>
      <text:p text:style-name="P88">Count<text:tab/><text:tab/><text:tab/><text:tab/><text:tab/><text:span text:style-name="T31">1</text:span></text:p>
      <text:p text:style-name="P97"><text:soft-page-break/>SamplesPerPixel</text:p>
      <text:p text:style-name="P88">Tag identification code<text:tab/><text:tab/><text:span text:style-name="T31">277</text:span></text:p>
      <text:p text:style-name="P88">Type<text:tab/><text:tab/><text:tab/><text:tab/><text:tab/><text:span text:style-name="T31">3 </text:span>(Short, unsigned 16bit integer)</text:p>
      <text:p text:style-name="P88">Count<text:tab/><text:tab/><text:tab/><text:tab/><text:tab/><text:span text:style-name="T31">1</text:span></text:p>
      <text:p text:style-name="P97">ExtraSamples</text:p>
      <text:p text:style-name="P88">Tag identification code<text:tab/><text:tab/><text:span text:style-name="T31">338</text:span></text:p>
      <text:p text:style-name="P88">Type<text:tab/><text:tab/><text:tab/><text:tab/><text:tab/><text:span text:style-name="T31">3 </text:span>(Short, unsigned 16bit integer)</text:p>
      <text:p text:style-name="P88">Count<text:tab/><text:tab/><text:tab/><text:tab/><text:tab/><text:span text:style-name="T31">Detailed below</text:span></text:p>
      <text:p text:style-name="P97">SampleFormat</text:p>
      <text:p text:style-name="P88">Tag identification code<text:tab/><text:tab/><text:span text:style-name="T31">339</text:span></text:p>
      <text:p text:style-name="P88">Type<text:tab/><text:tab/><text:tab/><text:tab/><text:tab/><text:span text:style-name="T31">3 </text:span>(Short, unsigned 16bit integer)</text:p>
      <text:p text:style-name="P89">Count<text:tab/><text:tab/><text:tab/><text:tab/><text:tab/><text:span text:style-name="T32">SampleCount (see below)</text:span></text:p>
      <text:p text:style-name="P98">A decoder should first investigate the PhotometricInterpretation tag. This tag is mandatory in TIFF and TIFF/A. There is no default value, and without this tag no sensible interpretation of the image data is possible. <text:span text:style-name="T33">Absence of this tag with correct or convertible datatype and correct count of 1 implies an IFD-image error.</text:span></text:p>
      <text:p text:style-name="P98">The PhotometricInterpretation tag provides some indication of “colorspace family”. In TIFF/A, the single only valid value is 2, meaning the colorspace is sRGB.</text:p>
      <text:p text:style-name="P98">From this tag value, any TIFF decoder should derive a value for what is henceforth called “BaseSampleCount”. This is the number of samples per pixel that are <text:span text:style-name="T32">implied by the image colorspace. As this colorspace is always sRGB in TIFF/A, BaseSampleCount is always 3.</text:span></text:p>
      <text:p text:style-name="P99">A decoder should next investigate the SamplesPerPixel tag. This tag i<text:span text:style-name="T35">s</text:span> mandatory in TIFF/A, because in TIFF it's specified to have a default value 1 that cannot ever be a valid value in TIFF/A. The value of the SamplesPerPixel tag is to be read, and is henceforth called “SampleCount”.</text:p>
      <text:p text:style-name="P100">If SampleCount does not equal or exceed BaseSampleCount, this is an IFD-image error situation.</text:p>
      <text:p text:style-name="P100">Next a decoder is to derive a value for what is henceforth called “ExtraSampleCount”, from the presence and count of the ExtraSamples tag. If this tag is not present <text:span text:style-name="T34">with correct or convertible datatype</text:span>, ExtraSampleCount is set to 0. If it is present, ExtraSampleCount should be set to the value count of the ExtraSamples tag.</text:p>
      <text:p text:style-name="P100">At this point, BaseSampleCount+ExtraSampleCount should equal SampleCount. <text:span text:style-name="T34">If it does not, this is an IFD-image error situation.</text:span></text:p>
      <text:p text:style-name="P101">If the decoder survives up to this point without throwing an IFD-image error, it has a basic understanding of the color image data encoded in this IFD, and it's ready to try and derive a more thorough conclusion on the pixel color datatype.</text:p>
      <text:p text:style-name="P101">It needs to next investigate the BitsPerSample tag. This tag is <text:span text:style-name="T32">mandatory in TIFF/A, because in TIFF it's specified to have a default value of 1 that cannot ever be a valid value in TIFF/A. </text:span>Absence of this tag with correct or convertible datatype implies an IFD-image error.</text:p>
      <text:p text:style-name="P101">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101">However, in real-life TIFF a relatively common encoder mistake is to specify a single value for the BitsPerSample tag. If this is the case, a decoder should emit a non-fatal warning, and proceed as if <text:soft-page-break/>the BitsPerSample tag did contain SampleCount values, with each value equal to the single actually given value.</text:p>
      <text:p text:style-name="P102">If the BitsPerSample value count is different from 1 and different from SampleCount, this is an IFD-image error.</text:p>
      <text:p text:style-name="P102">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102">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102">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6">SampleFormat </text:span>tag count is an IFD-image error.</text:p>
      <text:p text:style-name="P102">Again, TIFF does allow different channels or samples to have different SampleFormat values. Again, encoder and decoder support for this feature is very rare, and files that actually use this do not guarantee good <text:span text:style-name="T36">real-life </text:span>data interchange. And <text:span text:style-name="T36">finally, </text:span>again, TIFF/A requires all channels to have identical SampleFormat values.</text:p>
      <text:p text:style-name="P102">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6">A TIFF/A decoder is allowed to treat any other combination as an IFD-image error.</text:span></text:p>
      <text:p text:style-name="P103">If ExtraSampleCount is 0, then, at this point, the decoder has a complete understanding of the image colorspace. If It's not, it needs to take a second peek at the ExtraSamples tag.</text:p>
      <text:p text:style-name="P103">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103">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103">If a decoder sees any other values in this tag, it may or may not want to emit a non-fatal warning, depending on the desired level of verbosity, and next treat that value as if it were 0 (unspecified data).</text:p>
      <text:p text:style-name="P104">Multiple alpha channels are possible. For example, these alpha channels can implement masks, each selecting some meaningful parts of the image. Multiple unspecified channels are possible. Alpha channels and unspecified channels may be present in any order.</text:p>
      <text:p text:style-name="P104">Without application-specific context, a naive TIFF/A renderer is recommended to take the first alpha channel as a true transparency mask, if there is at least one alpha channel. A naive renderer <text:soft-page-break/>would be correct to completely ignore any unspecified channels, as well as any alpha channel beyond the first one.</text:p>
      <text:p text:style-name="P104">Typical usage scenario's for unspecified channels are elevation data in geospatial imagery, x-ray data in scans of painting, etc...</text:p>
      <text:p text:style-name="P105">With unsigned integer sample formats, sRGB is encoded as expected, meaning RGB(0,0,0) is black and RGB(x,x,x) with x representing the maximum integer value that fits the sample formats (either 255 or 65535), is white.</text:p>
      <text:p text:style-name="P105">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105">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106">In application-specific extra samples, the range may depend on the particular application. Still, it is highly recommended to make sure the range makes some sense when naive viewers render the single application-specific channel as if it were a single linear<text:span text:style-name="T39"> </text:span>brightness channel with above specified ranges. </text:p>
      <text:p text:style-name="P106">For example, when encoding a floating point elevation data channel in a geospatial application, one may be mistakenly tempted to equate 0.0 to sea level and 1.0 to one metric unit <text:span text:style-name="T38">of elevation </text:span>like for example 1 meter. This would however result in 99.9% of <text:span text:style-name="T38">usual elevation channel data </text:span>being out of the range <text:span text:style-name="T38">expected by </text:span>a naive viewer that is unaware of your application and convention, and you'd be unable to use TIFF analysis tools to quickly view and visually <text:span text:style-name="T38">inspect </text:span>the channel, extract the channel into a linear<text:span text:style-name="T39"> brightness </text:span>image and do some quick imaging operations with <text:span text:style-name="T38">general imaging tools </text:span>that are unaware of your particular application, etc. <text:span text:style-name="T38">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107">The TIFF/A compliance checker is required to emit an IFD-image error whenever specified above as being the appropriate response in the context of a decoder. It is <text:span text:style-name="T40">also </text:span>required to emit any warning that is optional in the context of a decoder.</text:p>
      <text:p text:style-name="P108">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6724948170257388813" text:style-name="L12">
        <text:list-item>
          <text:p text:style-name="P202">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202">If the PhotometricInterpretation tag is not found, the TIFF/A decoder cannot deal with the situation and is required to issue an IFD-image error. So is the compliance checker. A minimally functional TIFF/A auto-corrector is allowed to exhibit the same behavior. A more elaborate auto-corrector may emit a warning describing the situation, and try and check other tags, detect known output of badly behaving TIFF encoders, and draw conclusions <text:soft-page-break/>from that in order to <text:span text:style-name="T41">guess the PhotometricInterpretation and </text:span>make sense of the IFD nonetheless, and convert it to a valid TIFF/A IFD.</text:p>
        </text:list-item>
        <text:list-item>
          <text:p text:style-name="P202">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65">It follows that while this TIFF/A specification does aim to fully specify the minim<text:span text:style-name="T42">um</text:span> functionality <text:span text:style-name="T42">required </text:span>in a compliant TIFF/A auto-corrector, the full functionality of a more elaborate auto-corrector is not within the scope of this document.</text:p>
      <text:h text:style-name="P128" text:outline-level="2">4.3 Raster organizatio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66">Orientation</text:p>
      <text:p text:style-name="P90">Tag identification code<text:tab/><text:tab/><text:span text:style-name="T43">274</text:span></text:p>
      <text:p text:style-name="P90">Type<text:tab/><text:tab/><text:tab/><text:tab/><text:tab/><text:span text:style-name="T31">3 </text:span>(Short, unsigned 16bit integer)</text:p>
      <text:p text:style-name="P90">Count<text:tab/><text:tab/><text:tab/><text:tab/><text:tab/>1</text:p>
      <text:p text:style-name="P66">PlanarConfiguration</text:p>
      <text:p text:style-name="P90">Tag identification code<text:tab/><text:tab/><text:span text:style-name="T43">284</text:span></text:p>
      <text:p text:style-name="P90">Type<text:tab/><text:tab/><text:tab/><text:tab/><text:tab/><text:span text:style-name="T31">3 </text:span>(Short, unsigned 16bit integer)</text:p>
      <text:p text:style-name="P90">Count<text:tab/><text:tab/><text:tab/><text:tab/><text:tab/>1</text:p>
      <text:p text:style-name="P66">RowsPerStrip</text:p>
      <text:p text:style-name="P90">Tag identification code<text:tab/><text:tab/><text:span text:style-name="T43">278</text:span></text:p>
      <text:p text:style-name="P90">Type<text:tab/><text:tab/><text:tab/><text:tab/><text:tab/><text:span text:style-name="T31">3 </text:span>(Short, unsigned 16bit integer)</text:p>
      <text:p text:style-name="P90"><text:tab/><text:tab/><text:tab/><text:tab/><text:tab/><text:span text:style-name="T31">4 </text:span>(Long, unsigned 32bit integer) </text:p>
      <text:p text:style-name="P90">Count<text:tab/><text:tab/><text:tab/><text:tab/><text:tab/>1</text:p>
      <text:p text:style-name="P66">StripByteCounts</text:p>
      <text:p text:style-name="P90">Tag identification code<text:tab/><text:tab/><text:span text:style-name="T43">279</text:span></text:p>
      <text:p text:style-name="P90">Type in ClassicTIFF/A<text:tab/><text:tab/><text:span text:style-name="T31">3 </text:span>(Short, unsigned 16bit integer)</text:p>
      <text:p text:style-name="P90"><text:tab/><text:tab/><text:tab/><text:tab/><text:tab/><text:span text:style-name="T31">4 </text:span>(Long, unsigned 32bit integer) </text:p>
      <text:p text:style-name="P90">Additional Type in BigTIFF/A<text:tab/><text:span text:style-name="T31">16 </text:span>(Long8, unsigned 64bit integer)</text:p>
      <text:p text:style-name="P90">Count<text:tab/><text:tab/><text:tab/><text:tab/><text:tab/><text:span text:style-name="T43">StripCount</text:span></text:p>
      <text:p text:style-name="P66">StripOffsets</text:p>
      <text:p text:style-name="P90">Tag identification code<text:tab/><text:tab/><text:span text:style-name="T43">273</text:span></text:p>
      <text:p text:style-name="P90">Type in ClassicTIFF/A<text:tab/><text:tab/><text:span text:style-name="T31">3 </text:span>(Short, unsigned 16bit integer)</text:p>
      <text:p text:style-name="P90"><text:tab/><text:tab/><text:tab/><text:tab/><text:tab/><text:span text:style-name="T31">4 </text:span>(Long, unsigned 32bit integer) </text:p>
      <text:p text:style-name="P90"><text:soft-page-break/>Additional Type in BigTIFF/A<text:tab/><text:span text:style-name="T31">16 </text:span>(Long8, unsigned 64bit integer)</text:p>
      <text:p text:style-name="P90">Count<text:tab/><text:tab/><text:tab/><text:tab/><text:tab/><text:span text:style-name="T43">StripCount</text:span></text:p>
      <text:p text:style-name="P66">TileWidth</text:p>
      <text:p text:style-name="P90">Tag identification code<text:tab/><text:tab/><text:span text:style-name="T43">322</text:span></text:p>
      <text:p text:style-name="P90">Type<text:tab/><text:tab/><text:tab/><text:tab/><text:tab/><text:span text:style-name="T31">3 </text:span>(Short, unsigned 16bit integer)</text:p>
      <text:p text:style-name="P90"><text:tab/><text:tab/><text:tab/><text:tab/><text:tab/><text:span text:style-name="T31">4 </text:span>(Long, unsigned 32bit integer) </text:p>
      <text:p text:style-name="P90">Count<text:tab/><text:tab/><text:tab/><text:tab/><text:tab/>1</text:p>
      <text:p text:style-name="P66">TileLength</text:p>
      <text:p text:style-name="P90">Tag identification code<text:tab/><text:tab/><text:span text:style-name="T43">323</text:span></text:p>
      <text:p text:style-name="P90">Type<text:tab/><text:tab/><text:tab/><text:tab/><text:tab/><text:span text:style-name="T31">3 </text:span>(Short, unsigned 16bit integer)</text:p>
      <text:p text:style-name="P90"><text:tab/><text:tab/><text:tab/><text:tab/><text:tab/><text:span text:style-name="T31">4 </text:span>(Long, unsigned 32bit integer) </text:p>
      <text:p text:style-name="P90">Count<text:tab/><text:tab/><text:tab/><text:tab/><text:tab/>1</text:p>
      <text:p text:style-name="P66">TileByteCounts</text:p>
      <text:p text:style-name="P90">Tag identification code<text:tab/><text:tab/><text:span text:style-name="T43">325</text:span></text:p>
      <text:p text:style-name="P90">Type in ClassicTIFF/A<text:tab/><text:tab/><text:span text:style-name="T31">3 </text:span>(Short, unsigned 16bit integer)</text:p>
      <text:p text:style-name="P90"><text:tab/><text:tab/><text:tab/><text:tab/><text:tab/><text:span text:style-name="T31">4 </text:span>(Long, unsigned 32bit integer) </text:p>
      <text:p text:style-name="P90">Additional Type in BigTIFF/A<text:tab/><text:span text:style-name="T31">16 </text:span>(Long8, unsigned 64bit integer)</text:p>
      <text:p text:style-name="P90">Count<text:tab/><text:tab/><text:tab/><text:tab/><text:tab/><text:span text:style-name="T43">TileCount</text:span></text:p>
      <text:p text:style-name="P66">TileOffsets</text:p>
      <text:p text:style-name="P92">Tag identification code<text:tab/><text:tab/>324</text:p>
      <text:p text:style-name="P90">Type in ClassicTIFF/A<text:tab/><text:tab/><text:span text:style-name="T31">3 </text:span>(Short, unsigned 16bit integer)</text:p>
      <text:p text:style-name="P90"><text:tab/><text:tab/><text:tab/><text:tab/><text:tab/><text:span text:style-name="T31">4 </text:span>(Long, unsigned 32bit integer) </text:p>
      <text:p text:style-name="P90">Additional Type in BigTIFF/A<text:tab/><text:span text:style-name="T31">16 </text:span>(Long8, unsigned 64bit integer)</text:p>
      <text:p text:style-name="P90">Count<text:tab/><text:tab/><text:tab/><text:tab/><text:tab/><text:span text:style-name="T43">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text:soft-page-break/>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5">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44">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2 = Planar</text:p>
      <text:p text:style-name="P16">If the tag is present, but its datatype is not convertible, or its value is not any of the above specified valid values, a decoder may want to emit a warning depending on its desired level of verbosity, and next proceed as if <text:span text:style-name="T45">PlanarConfiguration</text:span> has the default value 1. In this situation, a TIFF/A compliance checker is required to emit a warning and proceed as if <text:span text:style-name="T45">PlanarConfiguration</text:span> has the default value 1. A <text:span text:style-name="T45">minimally functional </text:span>TIFF/A auto-corrector is required to emit a warning and remove the <text:span text:style-name="T45">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6">s</text:span> for all pixels, <text:span text:style-name="T46">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7">But, again, on encoding low-memory devices, or when streaming potentially huge rasters, the inability to buffer means the availability of data rather then decoder considerations will dictate </text:span><text:soft-page-break/><text:span text:style-name="T47">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8">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9">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9">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60">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61">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text:soft-page-break/>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50">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50">so have </text:span>the minimum dimension<text:span text:style-name="T50">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text:soft-page-break/>strip. We thus feel it is important to redefine the recommendation. The present- and future-proof most important reason<text:span text:style-name="T56">s</text:span> to divide plane rasters in strips or tiles is <text:span text:style-name="T56">good decoding access to partial rasters, </text:span>memory management, <text:span text:style-name="T56">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51">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51">Thus, w</text:span>e recommend <text:span text:style-name="T51">a </text:span>size threshold to be loosely <text:span text:style-name="T51">equal to about half the number of pixels in the </text:span>average, lower to middle-end <text:span text:style-name="T54">consumer </text:span>display. At the time of writing, <text:span text:style-name="T51">the pixel dimensions of such a </text:span>display is probably about 1920<text:span text:style-name="T51">x1</text:span>080, so the current threshold recommendation is somewhere in the range of <text:span text:style-name="T51">1.0 </text:span>megabyte. Divide this number by the number of bytes per pixel in a single plane, so as to convert from a memory size target, to a pixel count target. Next, take the square root, <text:span text:style-name="T52">and round up to the nearest integer, </text:span>so as to convert <text:span text:style-name="T51">to </text:span>a tile width or height target.</text:p>
      <text:p text:style-name="P26">If the resulting number <text:span text:style-name="T53">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52">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2496765327886687458" text:style-name="L13">
        <text:list-item>
          <text:p text:style-name="P180">Size threshold 1.0 mega = 1048576</text:p>
        </text:list-item>
        <text:list-item>
          <text:p text:style-name="P180">The number of bytes per pixel in a single plane is 3. Dividing by 3 yields a pixel count target of 349525.3.</text:p>
        </text:list-item>
        <text:list-item>
          <text:p text:style-name="P180">Taking the square root and rounding up to the nearest integer, yields a tile width or height target of 592.</text:p>
        </text:list-item>
        <text:list-item>
          <text:p text:style-name="P180">592 is smaller then the image width of 5426, so we will be tiling.</text:p>
        </text:list-item>
        <text:list-item>
          <text:p text:style-name="P180">Dividing the image width 5426 by 592 and rounding up to the nearest integer, yields a horizontal tile count of 10.</text:p>
        </text:list-item>
        <text:list-item>
          <text:p text:style-name="P180">Dividing the image width 5426 by 10 and rounding up to the nearest integer, yields an improved padding minimizing tile width of 543.</text:p>
        </text:list-item>
        <text:list-item>
          <text:p text:style-name="P203"><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04"><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81"><text:soft-page-break/>Dividing the image height 10528 by 643 and rounding up to the nearest integer, yields a vertical tile count of 17.</text:p>
        </text:list-item>
        <text:list-item>
          <text:p text:style-name="P181">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4">which </text:span>is indeed pretty close to our original size target <text:span text:style-name="T54">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5">to </text:span>support any strip and tile dimensions. It is permissible for a decoder to emit a non-fatal warning when TileWidth is not a multiple of 16, but support for these values is required.</text:p>
      <text:p text:style-name="P29">A TIFF/A compliance checker or <text:span text:style-name="T57">a minimally functional </text:span>auto-corrector are required to emit a warning when TileWidth is not a multiple of 16. This warning must clearly state that TileWidth does not comply with TIFF/A. The auto-corrector must support rewriting the IFD <text:span text:style-name="T56">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6513282282563626875" text:style-name="L14">
        <text:list-item>
          <text:p text:style-name="P182">If the IFD uses strips, set MinSize to equal <text:span text:style-name="T62">the maximum of </text:span>RowsPerStrip <text:span text:style-name="T62">and PlaneLength</text:span>, <text:span text:style-name="T62">next set </text:span>MaxSize to equal the maximum of <text:span text:style-name="T62">MinSize and PlaneWidth</text:span>. If the IFD uses tiles, set MinSize to equal the minimum of TileWidth and TileLength, and MaxSize to equal the maximum of TileWidth and TileLength.</text:p>
        </text:list-item>
        <text:list-item>
          <text:p text:style-name="P182">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8">We'll call this “RecSize” henceforth.</text:span></text:p>
        </text:list-item>
        <text:list-item>
          <text:p text:style-name="P182">If MinSize*<text:span text:style-name="T63">3</text:span> is less then <text:span text:style-name="T58">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9">deemed</text:span> valid TIFF/A today, be flagged invalid tomorrow, or the other way around. This <text:span text:style-name="T59">issue concerns</text:span> optimal and suboptimal, not valid and invalid.</text:p>
      <text:h text:style-name="Heading_20_2" text:outline-level="2">4.4 Compression</text:h>
      <text:p text:style-name="P67">Compression</text:p>
      <text:p text:style-name="P91"><text:soft-page-break/>Tag identification code<text:tab/><text:tab/><text:span text:style-name="T64">259</text:span></text:p>
      <text:p text:style-name="P91">Type<text:tab/><text:tab/><text:tab/><text:tab/><text:tab/><text:span text:style-name="T31">3 </text:span>(Short, unsigned 16bit integer)</text:p>
      <text:p text:style-name="P91">Count<text:tab/><text:tab/><text:tab/><text:tab/><text:tab/>1</text:p>
      <text:p text:style-name="P67">Predictor</text:p>
      <text:p text:style-name="P91">Tag identification code<text:tab/><text:tab/><text:span text:style-name="T64">317</text:span></text:p>
      <text:p text:style-name="P91">Type<text:tab/><text:tab/><text:tab/><text:tab/><text:tab/><text:span text:style-name="T31">3 </text:span>(Short, unsigned 16bit integer)</text:p>
      <text:p text:style-name="P91">Count<text:tab/><text:tab/><text:tab/><text:tab/><text:tab/>1</text:p>
      <text:p text:style-name="P109">TIFF supports a vast array of compression options. TIFF/A, in the interest of interoperability, simplicity, licensing and patent issues, as well as for ensuring the subset is future-proof, limits the compression options to uncompressed or flate compressed.</text:p>
      <text:p text:style-name="P110">That limits the valid values for the Compression tag to...</text:p>
      <text:p text:style-name="P110">1 = No compression</text:p>
      <text:p text:style-name="P110">8 = Flate compression</text:p>
      <text:p text:style-name="P110">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10">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18">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12">In principle, the Predictor scheme is unrelated to the Compression scheme. In TIFF and TIFF/A, valid values for the Predictor tag are...</text:p>
      <text:p text:style-name="P110">1 = No prediction</text:p>
      <text:p text:style-name="P110">2 = Horizontal prediction</text:p>
      <text:p text:style-name="P113">Adobe built a specification supplement defining a third value, specifically <text:span text:style-name="T66">concerning </text:span>prediction for floating point data, but <text:span text:style-name="T66">to this date </text:span>it <text:span text:style-name="T66">did not </text:span>g<text:span text:style-name="T66">e</text:span>t published. <text:span text:style-name="T66">For this reason, </text:span>it's not included in TIFF/A, <text:span text:style-name="T66">e</text:span>ven though it's undeniably useful.</text:p>
      <text:p text:style-name="P110">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14">Horizontal prediction is only defined in combination with integer raster pixel data, i.e. when SampleFormat is <text:span text:style-name="T67">1 </text:span>(<text:span text:style-name="T67">unsigned integer data</text:span>). For more information on SampleFormat, see section 4.2 (Image colorspace). If Prediction is combined with any different SampleFormat, a TIFF/A decoder is required to emit an IFD-image error.</text:p>
      <text:p text:style-name="P111">A TIFF/A compliance checker should emit <text:span text:style-name="T65">a warning or </text:span>an IFD-image error under the same conditions <text:span text:style-name="T66">the decoder should</text:span>. The minimum requirement for a TIFF/A auto-corrector, is the same, <text:soft-page-break/><text:span text:style-name="T65">though the warning should be accompanied by an auto-correction action of removing the Predictor tag, therefore resetting Prediction to its default value.</text:span> A more functional TIFF/A auto-corrector is allowed to support automatic conversion from different <text:span text:style-name="T65">prediction </text:span>schemes and rewrite the IFD to point to either <text:span text:style-name="T65">unpredicted or horizontally predicted</text:span> raster data<text:span text:style-name="T65">.</text:span></text:p>
      <text:p text:style-name="P115">Inside the encoder, horizontal prediction, if any, is applied to the image data before compression. Its aim is to reduce the amount of information encoded in each pixel, by subtracting the horizontally preceding pixel likely resembling it. The first <text:span text:style-name="T68">pixel </text:span>on every line in a “strile”, remains unchanged. <text:span text:style-name="T68">In a strile encoding a single channel, this operation can be visualized as follows.</text:span></text:p>
      <text:p text:style-name="P116">Before applying prediction in the encoder:</text:p>
      <text:p text:style-name="P116"><text:tab/>R0<text:tab/><text:tab/>R1<text:tab/><text:tab/>R2<text:tab/><text:tab/>R3<text:tab/><text:tab/>R4<text:tab/><text:tab/>...</text:p>
      <text:p text:style-name="P116">After applying prediction, before applying compression</text:p>
      <text:p text:style-name="P116"><text:tab/>R0<text:tab/><text:tab/>R1-R0<text:tab/><text:tab/>R2-R1<text:tab/><text:tab/>R3-R2<text:tab/><text:tab/>R4-R3<text:tab/><text:tab/>...</text:p>
      <text:p text:style-name="P116">Note that the operation applies to pixels, meaning, if the plane contains multiple channels, the value that is subtracted from each channel value, is to be taken from the same channel in the previous pixel.</text:p>
      <text:p text:style-name="P116">Before applying prediction in the encoder:</text:p>
      <text:p text:style-name="P116"><text:tab/>R0<text:tab/><text:tab/>G0<text:tab/><text:tab/>B0<text:tab/><text:tab/>R1<text:tab/><text:tab/>G1<text:tab/><text:tab/>…</text:p>
      <text:p text:style-name="P116">After applying prediction, before applying compression</text:p>
      <text:p text:style-name="P116"><text:tab/>R0<text:tab/><text:tab/>G0<text:tab/><text:tab/>B0<text:tab/><text:tab/>R1-R0<text:tab/><text:tab/>G1-G0<text:tab/><text:tab/>…</text:p>
      <text:p text:style-name="P116">Conversely, in the decoder, removal of horizontal prediction, if any, is to be applied after decompression.</text:p>
      <text:p text:style-name="P116">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9">correct </text:span>sense. <text:span text:style-name="T69">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17">Conversely, in the decoder, if byteswapping is necessary (when channel data is multiple bytes in size and file byte order differs from native machine byte order), the byteswapping stage is to be positioned in between decompression and deprediction stages.</text:p>
      <text:p text:style-name="P118">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18">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18">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text:soft-page-break/>designer may be tempted to implement each path <text:span text:style-name="T70">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19">That may not be all that is required. It may be deemed useful or maybe even necessary for the codec to support PlanarConfiguration conversions, <text:span text:style-name="T71">for the same reasons</text:span>. It's easy to end up with a multiple of said 64 combinations. <text:span text:style-name="T71">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20">Of course, one could opt to apply this principle of implementing independent codec paths to several parts of the way, <text:span text:style-name="T71">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72">s</text:span> of <text:span text:style-name="T72">existing </text:span>routines using newer generations of SIMD optimization, or whatever. The design can very feasibly grow to support the full TIFF pipeline one day, <text:span text:style-name="T73">or even go beyond that and add proprietary functionality in closed systems</text:span>.</text:p>
      <text:p text:style-name="P121">TIFF, at its core, should always be regarded as a multiplication of individual features, never as an enumeration of particular feature combinations.</text:p>
      <text:p text:style-name="P122">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73">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text:span><text:soft-page-break/><text:span text:style-name="T73">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4038705900202769260" text:style-name="L15">
        <text:list-item>
          <text:list>
            <text:list-item>
              <text:p text:style-name="P183">SubIFDs</text:p>
            </text:list-item>
          </text:list>
        </text:list-item>
      </text:list>
      <text:p text:style-name="P13">ddd</text:p>
      <text:h text:style-name="Heading_20_2" text:outline-level="2">4.6 Optional additional information</text:h>
      <text:list xml:id="list191427491150768" text:continue-numbering="true" text:style-name="L15">
        <text:list-item>
          <text:list>
            <text:list-item>
              <text:p text:style-name="P183">ImageDescription</text:p>
            </text:list-item>
            <text:list-item>
              <text:p text:style-name="P183">Make and Model</text:p>
            </text:list-item>
            <text:list-item>
              <text:p text:style-name="P183">Software</text:p>
            </text:list-item>
            <text:list-item>
              <text:p text:style-name="P183">DateTime</text:p>
            </text:list-item>
            <text:list-item>
              <text:p text:style-name="P183">Artist</text:p>
            </text:list-item>
            <text:list-item>
              <text:p text:style-name="P183">Copyright</text:p>
            </text:list-item>
            <text:list-item>
              <text:p text:style-name="P183">DocumentName, PageName and PageNumber</text:p>
            </text:list-item>
          </text:list>
        </text:list-item>
      </text:list>
      <text:p text:style-name="P13">ddd</text:p>
      <text:h text:style-name="Heading_20_2" text:outline-level="2">4.7 Private tags, treatment of other tags</text:h>
      <text:p text:style-name="P68">Ddd</text:p>
      <text:p text:style-name="P68"/>
      <text:h text:style-name="P139" text:outline-level="1"><text:bookmark text:name="999_a_tiff_6_0"/>Appendix <text:span text:style-name="T77">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39" text:outline-level="1"><text:bookmark text:name="999_b_tiff_it"/>Appendix <text:span text:style-name="T77">B</text:span>: Differences between TIFF/<text:span text:style-name="T78">IT</text:span> and <text:span text:style-name="T1">TIFF/A</text:span></text:h>
      <text:p text:style-name="P12">One significant difference in approach between said specifications, is the fact that TIFF/<text:span text:style-name="T78">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39" text:outline-level="1"><text:bookmark text:name="999_c_tiff_ep"/>Appendix C: Differences between TIFF/<text:span text:style-name="T78">EP</text:span> and <text:span text:style-name="T1">TIFF/A</text:span></text:h>
      <text:p text:style-name="P12">One significant difference in approach between said specifications, is the fact that TIFF/<text:span text:style-name="T78">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33" text:outline-level="1"/>
      <text:h text:style-name="P140" text:outline-level="1"><text:bookmark text:name="999_d_preforma_evaluation"/>Appendix <text:span text:style-name="T77">D</text:span>: <text:span text:style-name="T77">Choices</text:span> that require <text:span text:style-name="T77">Preforma </text:span>evaluation</text:h>
      <text:list xml:id="list9001572388884555512" text:style-name="L16">
        <text:list-item>
          <text:p text:style-name="P168">BigTIFF support <text:span text:style-name="T26">is included in this TIFF/A specification. Should it be? See section 1 (TIFF/A file header)</text:span></text:p>
        </text:list-item>
        <text:list-item>
          <text:p text:style-name="P169">A predictable scheme for SubIFDs is included in this TIFF/A specification, as a firm recommendation. Should it be included? Should it be a requirement instead? See section 3.2 (The TIFF/A IFD tree).</text:p>
        </text:list-item>
        <text:list-item>
          <text:p text:style-name="P170">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72">This TIFF/A specification allows for additional image channel<text:span text:style-name="T41">s</text:span> that specif<text:span text:style-name="T41">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1">See section 4.2 (Image colorspace).</text:span></text:p>
        </text:list-item>
        <text:list-item>
          <text:p text:style-name="P171">This TIFF/A specification allows 32bit and 64bit floating point sRGB data. <text:span text:style-name="T37">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73">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63">s</text:span> 4.2 (Image colorspace), <text:span text:style-name="T63">4.3 (Raster organization), 4.4 (Compression), ddd</text:span>.</text:p>
        </text:list-item>
        <text:list-item>
          <text:p text:style-name="P173">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57M1S</meta:editing-duration>
    <meta:editing-cycles>63</meta:editing-cycles>
    <meta:generator>LibreOffice/4.3.5.2$Windows_x86 LibreOffice_project/3a87456aaa6a95c63eea1c1b3201acedf0751bd5</meta:generator>
    <dc:date>2015-02-15T19:14:27.144000000</dc:date>
    <dc:creator>Joris Van Damme</dc:creator>
    <meta:document-statistic meta:table-count="8" meta:image-count="0" meta:object-count="0" meta:page-count="43" meta:paragraph-count="679" meta:word-count="20734" meta:character-count="124628" meta:non-whitespace-character-count="104340"/>
    <meta:user-defined meta:name="Info 1"/>
    <meta:user-defined meta:name="Info 2"/>
    <meta:user-defined meta:name="Info 3"/>
    <meta:user-defined meta:name="Info 4"/>
  </office:meta>
</office:document-meta>
</file>